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5429in"/>
    </style:style>
    <style:style style:name="co11" style:family="table-column">
      <style:table-column-properties fo:break-before="auto" style:column-width="1.2217in"/>
    </style:style>
    <style:style style:name="co12" style:family="table-column">
      <style:table-column-properties fo:break-before="auto" style:column-width="0.7654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5339in"/>
    </style:style>
    <style:style style:name="co15" style:family="table-column">
      <style:table-column-properties fo:break-before="auto" style:column-width="3.1846in"/>
    </style:style>
    <style:style style:name="co16" style:family="table-column">
      <style:table-column-properties fo:break-before="auto" style:column-width="0.970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LCSP_Ballou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2" office:value-type="string" calcext:value-type="string">
            <text:p>Ball Num.</text:p>
          </table:table-cell>
          <table:table-cell table:style-name="ce2" office:value-type="string" calcext:value-type="string">
            <text:p>Net Name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USB0PP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USB0PP</text:p>
          </table:table-cell>
          <table:table-cell table:style-name="ce3" office:value-type="string" calcext:value-type="string">
            <text:p>VDD33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B5_CD5</text:p>
          </table:table-cell>
          <table:table-cell table:style-name="ce3" office:value-type="string" calcext:value-type="string">
            <text:p>PB4_CD4</text:p>
          </table:table-cell>
          <table:table-cell table:style-name="ce3" office:value-type="string" calcext:value-type="string">
            <text:p>PB3_CD3</text:p>
          </table:table-cell>
          <table:table-cell table:style-name="ce3" office:value-type="string" calcext:value-type="string">
            <text:p>PB2_CD2</text:p>
          </table:table-cell>
          <table:table-cell table:style-name="ce3" office:value-type="string" calcext:value-type="string">
            <text:p>PB1_CD1</text:p>
          </table:table-cell>
          <table:table-cell table:style-name="ce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VDD33</text:p>
          </table:table-cell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USB0PN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XTAL32KIN</text:p>
          </table:table-cell>
          <table:table-cell table:style-name="ce3" office:value-type="string" calcext:value-type="string">
            <text:p>XTAL32KOUT</text:p>
          </table:table-cell>
          <table:table-cell table:style-name="ce3" office:value-type="string" calcext:value-type="string">
            <text:p>PB6_CD6</text:p>
          </table:table-cell>
          <table:table-cell table:style-name="ce3" office:value-type="string" calcext:value-type="string">
            <text:p>PB7_CD7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8_CH</text:p>
          </table:table-cell>
          <table:table-cell table:style-name="ce3" office:value-type="string" calcext:value-type="string">
            <text:p>PB11_SCL0</text:p>
          </table:table-cell>
          <table:table-cell table:style-name="ce7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VDD85</text:p>
          </table:table-cell>
          <table:table-cell table:number-columns-repeated="2"/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VDD25</text:p>
          </table:table-cell>
          <table:table-cell table:style-name="ce3" office:value-type="string" calcext:value-type="string">
            <text:p>PC15_TRNG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F9_KP03_PA0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9_CV</text:p>
          </table:table-cell>
          <table:table-cell table:style-name="ce3" office:value-type="string" calcext:value-type="string">
            <text:p>PB12_SDA0</text:p>
          </table:table-cell>
          <table:table-cell table:style-name="ce7"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PB5_CD5</text:p>
          </table:table-cell>
          <table:table-cell table:number-columns-repeated="2"/>
          <table:table-cell table:style-name="ce5" office:value-type="string" calcext:value-type="string">
            <text:p>D</text:p>
          </table:table-cell>
          <table:table-cell table:style-name="ce3" office:value-type="string" calcext:value-type="string">
            <text:p>PC13_S1CS1</text:p>
          </table:table-cell>
          <table:table-cell table:style-name="ce3" office:value-type="string" calcext:value-type="string">
            <text:p>PC14_SE0</text:p>
          </table:table-cell>
          <table:table-cell table:style-name="ce3" office:value-type="string" calcext:value-type="string">
            <text:p>DUART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PB0_CD0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PB10_CCK</text:p>
          </table:table-cell>
          <table:table-cell table:style-name="ce3" office:value-type="string" calcext:value-type="string">
            <text:p>PB13_RX2</text:p>
          </table:table-cell>
          <table:table-cell table:style-name="ce7" office:value-type="string" calcext:value-type="string">
            <text:p>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PB4_CD4</text:p>
          </table:table-cell>
          <table:table-cell table:number-columns-repeated="2"/>
          <table:table-cell table:style-name="ce5" office:value-type="string" calcext:value-type="string">
            <text:p>E</text:p>
          </table:table-cell>
          <table:table-cell table:style-name="ce3" office:value-type="string" calcext:value-type="string">
            <text:p>PC12_S1CS0</text:p>
          </table:table-cell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C5_SCL3</text:p>
          </table:table-cell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XRSTN</text:p>
          </table:table-cell>
          <table:table-cell table:style-name="ce3" office:value-type="string" calcext:value-type="string">
            <text:p>VDDAO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C4_PRES</text:p>
          </table:table-cell>
          <table:table-cell table:style-name="ce3" office:value-type="string" calcext:value-type="string">
            <text:p>PB14_TX2</text:p>
          </table:table-cell>
          <table:table-cell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PB3_CD3</text:p>
          </table:table-cell>
          <table:table-cell table:number-columns-repeated="2"/>
          <table:table-cell table:style-name="ce5" office:value-type="string" calcext:value-type="string">
            <text:p>F</text:p>
          </table:table-cell>
          <table:table-cell table:style-name="ce3" office:value-type="string" calcext:value-type="string">
            <text:p>PC11_S1CK</text:p>
          </table:table-cell>
          <table:table-cell table:style-name="ce3" office:value-type="string" calcext:value-type="string">
            <text:p>PF8_KPI3_PA1</text:p>
          </table:table-cell>
          <table:table-cell table:style-name="ce3" office:value-type="string" calcext:value-type="string">
            <text:p>PA3_RX0</text:p>
          </table:table-cell>
          <table:table-cell table:style-name="ce3" office:value-type="string" calcext:value-type="string">
            <text:p>PC6_SDA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6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F7_KP02_PA2</text:p>
          </table:table-cell>
          <table:table-cell table:style-name="ce3" office:value-type="string" calcext:value-type="string">
            <text:p>PC0_S2CK</text:p>
          </table:table-cell>
          <table:table-cell table:style-name="ce7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PB2_CD2</text:p>
          </table:table-cell>
          <table:table-cell table:number-columns-repeated="2"/>
          <table:table-cell table:style-name="ce5" office:value-type="string" calcext:value-type="string">
            <text:p>G</text:p>
          </table:table-cell>
          <table:table-cell table:style-name="ce3" office:value-type="string" calcext:value-type="string">
            <text:p>PC10_S1D3</text:p>
          </table:table-cell>
          <table:table-cell table:style-name="ce3" office:value-type="string" calcext:value-type="string">
            <text:p>PF3_KPO0</text:p>
          </table:table-cell>
          <table:table-cell table:style-name="ce3" office:value-type="string" calcext:value-type="string">
            <text:p>PA4_TX0</text:p>
          </table:table-cell>
          <table:table-cell table:style-name="ce3" office:value-type="string" calcext:value-type="string">
            <text:p>PF2_KPI0</text:p>
          </table:table-cell>
          <table:table-cell table:style-name="ce3" office:value-type="string" calcext:value-type="string">
            <text:p>PF4_KPI1</text:p>
          </table:table-cell>
          <table:table-cell table:style-name="ce3" office:value-type="string" calcext:value-type="string">
            <text:p>PB15_IRQ</text:p>
          </table:table-cell>
          <table:table-cell table:style-name="ce3" office:value-type="string" calcext:value-type="string">
            <text:p>PF5_KP01</text:p>
          </table:table-cell>
          <table:table-cell table:style-name="ce3" office:value-type="string" calcext:value-type="string">
            <text:p>PF6_KPI2</text:p>
          </table:table-cell>
          <table:table-cell table:style-name="ce3" office:value-type="string" calcext:value-type="string">
            <text:p>PC1_S2DO</text:p>
          </table:table-cell>
          <table:table-cell table:style-name="ce7" office:value-type="string" calcext:value-type="string">
            <text:p>G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PB1_CD1</text:p>
          </table:table-cell>
          <table:table-cell table:number-columns-repeated="2"/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XTAL481</text:p>
          </table:table-cell>
          <table:table-cell table:style-name="ce3" office:value-type="string" calcext:value-type="string">
            <text:p>XTAL480</text:p>
          </table:table-cell>
          <table:table-cell table:style-name="ce3" office:value-type="string" calcext:value-type="string">
            <text:p>PC9_S1D2</text:p>
          </table:table-cell>
          <table:table-cell table:style-name="ce3" office:value-type="string" calcext:value-type="string">
            <text:p>VDD33R</text:p>
          </table:table-cell>
          <table:table-cell table:style-name="ce3" office:value-type="string" calcext:value-type="string">
            <text:p>AOXRSTN</text:p>
          </table:table-cell>
          <table:table-cell table:style-name="ce3" office:value-type="string" calcext:value-type="string">
            <text:p>PC8_S1D1</text:p>
          </table:table-cell>
          <table:table-cell table:style-name="ce3" office:value-type="string" calcext:value-type="string">
            <text:p>PC7_S1D0</text:p>
          </table:table-cell>
          <table:table-cell table:style-name="ce3" office:value-type="string" calcext:value-type="string">
            <text:p>PC3_S2CS0</text:p>
          </table:table-cell>
          <table:table-cell table:style-name="ce3" office:value-type="string" calcext:value-type="string">
            <text:p>PC2_S2DI</text:p>
          </table:table-cell>
          <table:table-cell table:style-name="ce7" office:value-type="string" calcext:value-type="string">
            <text:p>H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USB0PN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XTAL32K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XTAL32KOU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PB6_CD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PB7_CD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PB8_C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PB11_SCL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VDD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PC15_TR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PA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PF9_KP03_P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PB9_CV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PB12_SD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C13_S1CS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C14_SE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UAR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WM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PB0_C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PA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PB10_C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PB13_R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PC12_S1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PF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PC5_SCL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PF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VDDA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PC4_PR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PB14_T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PC11_S1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PF8_KPI3_PA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PA3_R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PC6_SDA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PA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PF7_KP02_PA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PC0_S2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PC10_S1D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PF3_KPO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PA4_T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PF2_KPI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PF4_KPI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PB15_IRQ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PF5_KP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8</text:p>
          </table:table-cell>
          <table:table-cell table:style-name="ce3" office:value-type="string" calcext:value-type="string">
            <text:p>PF6_KPI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PC1_S2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XTAL48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XTAL4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PC9_S1D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VDD33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AO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PC8_S1D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7</text:p>
          </table:table-cell>
          <table:table-cell table:style-name="ce3" office:value-type="string" calcext:value-type="string">
            <text:p>PC7_S1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8</text:p>
          </table:table-cell>
          <table:table-cell table:style-name="ce3" office:value-type="string" calcext:value-type="string">
            <text:p>PC3_S2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9</text:p>
          </table:table-cell>
          <table:table-cell table:style-name="ce3" office:value-type="string" calcext:value-type="string">
            <text:p>PC2_S2DI</text:p>
          </table:table-cell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O_Mappin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7" table:default-cell-style-name="Default"/>
        <table:table-row table:style-name="ro3">
          <table:table-cell table:style-name="ce26" office:value-type="string" calcext:value-type="string">
            <text:p>VDD banking</text:p>
          </table:table-cell>
          <table:table-cell table:style-name="ce26" office:value-type="string" calcext:value-type="string">
            <text:p>Group</text:p>
          </table:table-cell>
          <table:table-cell table:style-name="ce26" office:value-type="string" calcext:value-type="string">
            <text:p>pin name</text:p>
          </table:table-cell>
          <table:table-cell table:style-name="ce26" office:value-type="string" calcext:value-type="string">
            <text:p>tied with</text:p>
          </table:table-cell>
          <table:table-cell table:style-name="ce26" office:value-type="string" calcext:value-type="string">
            <text:p>pin direction</text:p>
          </table:table-cell>
          <table:table-cell table:style-name="ce28" office:value-type="string" calcext:value-type="string">
            <text:p>Options of Driving Strength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Alternative</text:p>
            <text:p>Function 1</text:p>
          </table:table-cell>
          <table:table-cell table:style-name="ce26" office:value-type="string" calcext:value-type="string">
            <text:p>Alternative</text:p>
            <text:p>Function 2</text:p>
          </table:table-cell>
          <table:table-cell table:style-name="ce26" office:value-type="string" calcext:value-type="string">
            <text:p>Alternative</text:p>
            <text:p>Function 3</text:p>
          </table:table-cell>
          <table:table-cell table:style-name="ce26" office:value-type="string" calcext:value-type="string">
            <text:p>BIO</text:p>
          </table:table-cell>
          <table:table-cell table:style-name="ce27" office:value-type="string" calcext:value-type="string">
            <text:p>Analog</text:p>
          </table:table-cell>
          <table:table-cell table:style-name="ce27" office:value-type="string" calcext:value-type="string">
            <text:p>Notes</text:p>
          </table:table-cell>
          <table:table-cell table:number-columns-repeated="997"/>
        </table:table-row>
        <table:table-row table:style-name="ro4">
          <table:table-cell table:style-name="ce26"/>
          <table:table-cell table:style-name="ce26" office:value-type="string" calcext:value-type="string">
            <text:p>External Reset</text:p>
          </table:table-cell>
          <table:table-cell table:style-name="ce26" office:value-type="string" calcext:value-type="string">
            <text:p>XRSTn</text:p>
          </table:table-cell>
          <table:table-cell table:style-name="ce26"/>
          <table:table-cell table:style-name="ce26" office:value-type="string" calcext:value-type="string">
            <text:p>Input</text:p>
          </table:table-cell>
          <table:table-cell table:style-name="ce26" table:number-columns-repeated="2"/>
          <table:table-cell table:style-name="ce26" office:value-type="string" calcext:value-type="string">
            <text:p>--</text:p>
          </table:table-cell>
          <table:table-cell table:style-name="ce27" table:number-columns-repeated="5"/>
          <table:table-cell table:number-columns-repeated="997"/>
        </table:table-row>
        <table:table-row table:style-name="ro4">
          <table:table-cell table:style-name="ce26" office:value-type="string" calcext:value-type="string">
            <text:p>TEST</text:p>
          </table:table-cell>
          <table:table-cell table:style-name="ce26" office:value-type="string" calcext:value-type="string">
            <text:p>Debug console</text:p>
          </table:table-cell>
          <table:table-cell table:style-name="ce26" office:value-type="string" calcext:value-type="string">
            <text:p>DUART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mA</text:p>
          </table:table-cell>
          <table:table-cell table:style-name="ce26" table:number-columns-repeated="5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office:value-type="string" calcext:value-type="string">
            <text:p>XTAL48M_IN</text:p>
          </table:table-cell>
          <table:table-cell table:style-name="ce26"/>
          <table:table-cell table:style-name="ce26" office:value-type="string" calcext:value-type="string">
            <text:p>Input</text:p>
          </table:table-cell>
          <table:table-cell table:style-name="ce26"/>
          <table:table-cell table:style-name="ce27" table:number-columns-repeated="7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office:value-type="string" calcext:value-type="string">
            <text:p>XTAL48M_OUT</text:p>
          </table:table-cell>
          <table:table-cell table:style-name="ce26"/>
          <table:table-cell table:style-name="ce26" office:value-type="string" calcext:value-type="string">
            <text:p>Output</text:p>
          </table:table-cell>
          <table:table-cell table:style-name="ce26" office:value-type="string" calcext:value-type="string">
            <text:p>12mA</text:p>
          </table:table-cell>
          <table:table-cell table:style-name="ce27" table:number-columns-repeated="7"/>
          <table:table-cell table:number-columns-repeated="997"/>
        </table:table-row>
        <table:table-row table:style-name="ro4">
          <table:table-cell table:style-name="ce26"/>
          <table:table-cell table:style-name="ce26" office:value-type="string" calcext:value-type="string">
            <text:p>USB PHY</text:p>
          </table:table-cell>
          <table:table-cell table:style-name="ce26" office:value-type="string" calcext:value-type="string">
            <text:p>USB0PN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table:number-columns-repeated="3"/>
          <table:table-cell table:style-name="ce27" table:number-columns-repeated="5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office:value-type="string" calcext:value-type="string">
            <text:p>USB0PP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table:number-columns-repeated="3"/>
          <table:table-cell table:style-name="ce27" table:number-columns-repeated="5"/>
          <table:table-cell table:number-columns-repeated="997"/>
        </table:table-row>
        <table:table-row table:style-name="ro4">
          <table:table-cell table:style-name="ce26" office:value-type="string" calcext:value-type="string">
            <text:p>PORT-A</text:p>
          </table:table-cell>
          <table:table-cell table:style-name="ce26" office:value-type="string" calcext:value-type="string">
            <text:p>PORT A</text:p>
          </table:table-cell>
          <table:table-cell table:style-name="ce26" table:formula="of:=CONCATENATE(&quot;P&quot;; ['file:///F:/code/baochip-1x/docs/consulting/cramium/datasheets/Daric.Pin,Mapping(2).xlsx'#$code.B2])" office:value-type="string" office:string-value="PA00" calcext:value-type="string">
            <text:p>PA00</text:p>
          </table:table-cell>
          <table:table-cell table:style-name="ce26" office:value-type="string" calcext:value-type="string">
            <text:p>PF09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8])" office:value-type="string" office:string-value="GPIO_PA00" calcext:value-type="string">
            <text:p>GPIO_PA00</text:p>
          </table:table-cell>
          <table:table-cell table:style-name="ce26" table:formula="of:=UPPER( ['file:///F:/code/baochip-1x/docs/consulting/cramium/datasheets/Daric.Pin,Mapping(2).xlsx'#$code.H2])">
            <text:p/>
          </table:table-cell>
          <table:table-cell table:style-name="ce26" table:formula="of:=UPPER( ['file:///F:/code/baochip-1x/docs/consulting/cramium/datasheets/Daric.Pin,Mapping(2).xlsx'#$code.I2])" office:value-type="string" office:string-value="I2C_SCL_A[1]" calcext:value-type="string">
            <text:p>I2C_SCL_A[1]</text:p>
          </table:table-cell>
          <table:table-cell table:style-name="ce26" table:formula="of:=UPPER( ['file:///F:/code/baochip-1x/docs/consulting/cramium/datasheets/Daric.Pin,Mapping(2).xlsx'#$code.J2])" office:value-type="string" office:string-value="PWM0[0]" calcext:value-type="string">
            <text:p>PWM0[0]</text:p>
          </table:table-cell>
          <table:table-cell table:style-name="ce26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])" office:value-type="string" office:string-value="PA01" calcext:value-type="string">
            <text:p>PA01</text:p>
          </table:table-cell>
          <table:table-cell table:style-name="ce26" office:value-type="string" calcext:value-type="string">
            <text:p>PF08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9])" office:value-type="string" office:string-value="GPIO_PA01" calcext:value-type="string">
            <text:p>GPIO_PA01</text:p>
          </table:table-cell>
          <table:table-cell table:style-name="ce26" table:formula="of:=UPPER( ['file:///F:/code/baochip-1x/docs/consulting/cramium/datasheets/Daric.Pin,Mapping(2).xlsx'#$code.H3])">
            <text:p/>
          </table:table-cell>
          <table:table-cell table:style-name="ce26" table:formula="of:=UPPER( ['file:///F:/code/baochip-1x/docs/consulting/cramium/datasheets/Daric.Pin,Mapping(2).xlsx'#$code.I3])" office:value-type="string" office:string-value="I2C_SDA_A[1]" calcext:value-type="string">
            <text:p>I2C_SDA_A[1]</text:p>
          </table:table-cell>
          <table:table-cell table:style-name="ce26" table:formula="of:=UPPER( ['file:///F:/code/baochip-1x/docs/consulting/cramium/datasheets/Daric.Pin,Mapping(2).xlsx'#$code.J3])" office:value-type="string" office:string-value="PWM0[1]" calcext:value-type="string">
            <text:p>PWM0[1]</text:p>
          </table:table-cell>
          <table:table-cell table:style-name="ce26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/>
          <table:table-cell table:style-name="ce27"/>
          <table:table-cell table:style-name="ce26" table:formula="of:=CONCATENATE(&quot;P&quot;; ['file:///F:/code/baochip-1x/docs/consulting/cramium/datasheets/Daric.Pin,Mapping(2).xlsx'#$code.B4])" office:value-type="string" office:string-value="PA02" calcext:value-type="string">
            <text:p>PA02</text:p>
          </table:table-cell>
          <table:table-cell table:style-name="ce26" office:value-type="string" calcext:value-type="string">
            <text:p>PF07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0])" office:value-type="string" office:string-value="GPIO_PA02" calcext:value-type="string">
            <text:p>GPIO_PA02</text:p>
          </table:table-cell>
          <table:table-cell table:style-name="ce26" table:formula="of:=UPPER( ['file:///F:/code/baochip-1x/docs/consulting/cramium/datasheets/Daric.Pin,Mapping(2).xlsx'#$code.H4])">
            <text:p/>
          </table:table-cell>
          <table:table-cell table:style-name="ce26" table:formula="of:=UPPER( ['file:///F:/code/baochip-1x/docs/consulting/cramium/datasheets/Daric.Pin,Mapping(2).xlsx'#$code.I4])">
            <text:p/>
          </table:table-cell>
          <table:table-cell table:style-name="ce26" table:formula="of:=UPPER( ['file:///F:/code/baochip-1x/docs/consulting/cramium/datasheets/Daric.Pin,Mapping(2).xlsx'#$code.J4])" office:value-type="string" office:string-value="PWM0[2]" calcext:value-type="string">
            <text:p>PWM0[2]</text:p>
          </table:table-cell>
          <table:table-cell table:style-name="ce26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/>
          <table:table-cell table:style-name="ce27"/>
          <table:table-cell table:style-name="ce26" table:formula="of:=CONCATENATE(&quot;P&quot;; ['file:///F:/code/baochip-1x/docs/consulting/cramium/datasheets/Daric.Pin,Mapping(2).xlsx'#$code.B5])" office:value-type="string" office:string-value="PA03" calcext:value-type="string">
            <text:p>PA0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1])" office:value-type="string" office:string-value="GPIO_PA03" calcext:value-type="string">
            <text:p>GPIO_PA03</text:p>
          </table:table-cell>
          <table:table-cell table:style-name="ce26" table:formula="of:=UPPER( ['file:///F:/code/baochip-1x/docs/consulting/cramium/datasheets/Daric.Pin,Mapping(2).xlsx'#$code.H5])" office:value-type="string" office:string-value="UART_RX_A[0]" calcext:value-type="string">
            <text:p>UART_RX_A[0]</text:p>
          </table:table-cell>
          <table:table-cell table:style-name="ce26" table:formula="of:=UPPER( ['file:///F:/code/baochip-1x/docs/consulting/cramium/datasheets/Daric.Pin,Mapping(2).xlsx'#$code.I5])">
            <text:p/>
          </table:table-cell>
          <table:table-cell table:style-name="ce26" table:formula="of:=UPPER( ['file:///F:/code/baochip-1x/docs/consulting/cramium/datasheets/Daric.Pin,Mapping(2).xlsx'#$code.J5])" office:value-type="string" office:string-value="PWM0[3]" calcext:value-type="string">
            <text:p>PWM0[3]</text:p>
          </table:table-cell>
          <table:table-cell table:style-name="ce26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6])" office:value-type="string" office:string-value="PA04" calcext:value-type="string">
            <text:p>PA0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2])" office:value-type="string" office:string-value="GPIO_PA04" calcext:value-type="string">
            <text:p>GPIO_PA04</text:p>
          </table:table-cell>
          <table:table-cell table:style-name="ce26" table:formula="of:=UPPER( ['file:///F:/code/baochip-1x/docs/consulting/cramium/datasheets/Daric.Pin,Mapping(2).xlsx'#$code.H6])" office:value-type="string" office:string-value="UART_TX_A[0]" calcext:value-type="string">
            <text:p>UART_TX_A[0]</text:p>
          </table:table-cell>
          <table:table-cell table:style-name="ce26" table:formula="of:=UPPER( ['file:///F:/code/baochip-1x/docs/consulting/cramium/datasheets/Daric.Pin,Mapping(2).xlsx'#$code.I6])">
            <text:p/>
          </table:table-cell>
          <table:table-cell table:style-name="ce26" table:formula="of:=UPPER( ['file:///F:/code/baochip-1x/docs/consulting/cramium/datasheets/Daric.Pin,Mapping(2).xlsx'#$code.J6])">
            <text:p/>
          </table:table-cell>
          <table:table-cell table:style-name="ce26"/>
          <table:table-cell table:style-name="ce27" office:value-type="string" calcext:value-type="string">
            <text:p>ADC0</text:p>
          </table:table-cell>
          <table:table-cell table:style-name="ce27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7])" office:value-type="string" office:string-value="PA05" calcext:value-type="string">
            <text:p>PA0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3])" office:value-type="string" office:string-value="GPIO_PA05" calcext:value-type="string">
            <text:p>GPIO_PA05</text:p>
          </table:table-cell>
          <table:table-cell table:style-name="ce26" table:formula="of:=UPPER( ['file:///F:/code/baochip-1x/docs/consulting/cramium/datasheets/Daric.Pin,Mapping(2).xlsx'#$code.H7])">
            <text:p/>
          </table:table-cell>
          <table:table-cell table:style-name="ce26" table:formula="of:=UPPER( ['file:///F:/code/baochip-1x/docs/consulting/cramium/datasheets/Daric.Pin,Mapping(2).xlsx'#$code.I7])" office:value-type="string" office:string-value="I2C_SCL_A[0]" calcext:value-type="string">
            <text:p>I2C_SCL_A[0]</text:p>
          </table:table-cell>
          <table:table-cell table:style-name="ce26" table:formula="of:=UPPER( ['file:///F:/code/baochip-1x/docs/consulting/cramium/datasheets/Daric.Pin,Mapping(2).xlsx'#$code.J7])">
            <text:p/>
          </table:table-cell>
          <table:table-cell table:style-name="ce26"/>
          <table:table-cell table:style-name="ce27" office:value-type="string" calcext:value-type="string">
            <text:p>ADC1</text:p>
          </table:table-cell>
          <table:table-cell table:style-name="ce27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])" office:value-type="string" office:string-value="PA06" calcext:value-type="string">
            <text:p>PA06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4])" office:value-type="string" office:string-value="GPIO_PA06" calcext:value-type="string">
            <text:p>GPIO_PA06</text:p>
          </table:table-cell>
          <table:table-cell table:style-name="ce26" table:formula="of:=UPPER( ['file:///F:/code/baochip-1x/docs/consulting/cramium/datasheets/Daric.Pin,Mapping(2).xlsx'#$code.H8])">
            <text:p/>
          </table:table-cell>
          <table:table-cell table:style-name="ce26" table:formula="of:=UPPER( ['file:///F:/code/baochip-1x/docs/consulting/cramium/datasheets/Daric.Pin,Mapping(2).xlsx'#$code.I8])" office:value-type="string" office:string-value="I2C_SDA_A[0]" calcext:value-type="string">
            <text:p>I2C_SDA_A[0]</text:p>
          </table:table-cell>
          <table:table-cell table:style-name="ce26" table:formula="of:=UPPER( ['file:///F:/code/baochip-1x/docs/consulting/cramium/datasheets/Daric.Pin,Mapping(2).xlsx'#$code.J8])">
            <text:p/>
          </table:table-cell>
          <table:table-cell table:style-name="ce26"/>
          <table:table-cell table:style-name="ce27" office:value-type="string" calcext:value-type="string">
            <text:p>ADC2</text:p>
          </table:table-cell>
          <table:table-cell table:style-name="ce27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9])" office:value-type="string" office:string-value="PA07" calcext:value-type="string">
            <text:p>PA07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5])" office:value-type="string" office:string-value="GPIO_PA07" calcext:value-type="string">
            <text:p>GPIO_PA07</text:p>
          </table:table-cell>
          <table:table-cell table:style-name="ce26" table:formula="of:=UPPER( ['file:///F:/code/baochip-1x/docs/consulting/cramium/datasheets/Daric.Pin,Mapping(2).xlsx'#$code.H9])">
            <text:p/>
          </table:table-cell>
          <table:table-cell table:style-name="ce26" table:formula="of:=UPPER( ['file:///F:/code/baochip-1x/docs/consulting/cramium/datasheets/Daric.Pin,Mapping(2).xlsx'#$code.I9])">
            <text:p/>
          </table:table-cell>
          <table:table-cell table:style-name="ce26" table:formula="of:=UPPER( ['file:///F:/code/baochip-1x/docs/consulting/cramium/datasheets/Daric.Pin,Mapping(2).xlsx'#$code.J9])">
            <text:p/>
          </table:table-cell>
          <table:table-cell table:style-name="ce26"/>
          <table:table-cell table:style-name="ce27" office:value-type="string" calcext:value-type="string">
            <text:p>ADC3</text:p>
          </table:table-cell>
          <table:table-cell table:style-name="ce27"/>
          <table:table-cell table:number-columns-repeated="997"/>
        </table:table-row>
        <table:table-row table:style-name="ro4">
          <table:table-cell table:style-name="ce26" office:value-type="string" calcext:value-type="string">
            <text:p>PORT-BC</text:p>
          </table:table-cell>
          <table:table-cell table:style-name="ce26" office:value-type="string" calcext:value-type="string">
            <text:p>PORT B 16-bit</text:p>
          </table:table-cell>
          <table:table-cell table:style-name="ce26" table:formula="of:=CONCATENATE(&quot;P&quot;; ['file:///F:/code/baochip-1x/docs/consulting/cramium/datasheets/Daric.Pin,Mapping(2).xlsx'#$code.B18])" office:value-type="string" office:string-value="PB00" calcext:value-type="string">
            <text:p>PB00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6])" office:value-type="string" office:string-value="GPIO_PB00" calcext:value-type="string">
            <text:p>GPIO_PB00</text:p>
          </table:table-cell>
          <table:table-cell table:style-name="ce26" table:formula="of:=UPPER( ['file:///F:/code/baochip-1x/docs/consulting/cramium/datasheets/Daric.Pin,Mapping(2).xlsx'#$code.H18])" office:value-type="string" office:string-value="CAM_DATA[0]" calcext:value-type="string">
            <text:p>CAM_DATA[0]</text:p>
          </table:table-cell>
          <table:table-cell table:style-name="ce26" table:formula="of:=UPPER( ['file:///F:/code/baochip-1x/docs/consulting/cramium/datasheets/Daric.Pin,Mapping(2).xlsx'#$code.I18])">
            <text:p/>
          </table:table-cell>
          <table:table-cell table:style-name="ce26" table:formula="of:=UPPER( ['file:///F:/code/baochip-1x/docs/consulting/cramium/datasheets/Daric.Pin,Mapping(2).xlsx'#$code.J18])" office:value-type="string" office:string-value="PWM1[0]" calcext:value-type="string">
            <text:p>PWM1[0]</text:p>
          </table:table-cell>
          <table:table-cell table:style-name="ce26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19])" office:value-type="string" office:string-value="PB01" calcext:value-type="string">
            <text:p>PB01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7])" office:value-type="string" office:string-value="GPIO_PB01" calcext:value-type="string">
            <text:p>GPIO_PB01</text:p>
          </table:table-cell>
          <table:table-cell table:style-name="ce26" table:formula="of:=UPPER( ['file:///F:/code/baochip-1x/docs/consulting/cramium/datasheets/Daric.Pin,Mapping(2).xlsx'#$code.H19])" office:value-type="string" office:string-value="CAM_DATA[1]" calcext:value-type="string">
            <text:p>CAM_DATA[1]</text:p>
          </table:table-cell>
          <table:table-cell table:style-name="ce26" table:formula="of:=UPPER( ['file:///F:/code/baochip-1x/docs/consulting/cramium/datasheets/Daric.Pin,Mapping(2).xlsx'#$code.I19])">
            <text:p/>
          </table:table-cell>
          <table:table-cell table:style-name="ce26" table:formula="of:=UPPER( ['file:///F:/code/baochip-1x/docs/consulting/cramium/datasheets/Daric.Pin,Mapping(2).xlsx'#$code.J19])" office:value-type="string" office:string-value="PWM1[1]" calcext:value-type="string">
            <text:p>PWM1[1]</text:p>
          </table:table-cell>
          <table:table-cell table:style-name="ce26" table:formula="of:=[.K16]+1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0])" office:value-type="string" office:string-value="PB02" calcext:value-type="string">
            <text:p>PB02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8])" office:value-type="string" office:string-value="GPIO_PB02" calcext:value-type="string">
            <text:p>GPIO_PB02</text:p>
          </table:table-cell>
          <table:table-cell table:style-name="ce26" table:formula="of:=UPPER( ['file:///F:/code/baochip-1x/docs/consulting/cramium/datasheets/Daric.Pin,Mapping(2).xlsx'#$code.H20])" office:value-type="string" office:string-value="CAM_DATA[2]" calcext:value-type="string">
            <text:p>CAM_DATA[2]</text:p>
          </table:table-cell>
          <table:table-cell table:style-name="ce26" table:formula="of:=UPPER( ['file:///F:/code/baochip-1x/docs/consulting/cramium/datasheets/Daric.Pin,Mapping(2).xlsx'#$code.I20])">
            <text:p/>
          </table:table-cell>
          <table:table-cell table:style-name="ce26" table:formula="of:=UPPER( ['file:///F:/code/baochip-1x/docs/consulting/cramium/datasheets/Daric.Pin,Mapping(2).xlsx'#$code.J20])" office:value-type="string" office:string-value="PWM1[2]" calcext:value-type="string">
            <text:p>PWM1[2]</text:p>
          </table:table-cell>
          <table:table-cell table:style-name="ce26" table:formula="of:=[.K17]+1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1])" office:value-type="string" office:string-value="PB03" calcext:value-type="string">
            <text:p>PB0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19])" office:value-type="string" office:string-value="GPIO_PB03" calcext:value-type="string">
            <text:p>GPIO_PB03</text:p>
          </table:table-cell>
          <table:table-cell table:style-name="ce26" table:formula="of:=UPPER( ['file:///F:/code/baochip-1x/docs/consulting/cramium/datasheets/Daric.Pin,Mapping(2).xlsx'#$code.H21])" office:value-type="string" office:string-value="CAM_DATA[3]" calcext:value-type="string">
            <text:p>CAM_DATA[3]</text:p>
          </table:table-cell>
          <table:table-cell table:style-name="ce26" table:formula="of:=UPPER( ['file:///F:/code/baochip-1x/docs/consulting/cramium/datasheets/Daric.Pin,Mapping(2).xlsx'#$code.I21])">
            <text:p/>
          </table:table-cell>
          <table:table-cell table:style-name="ce26" table:formula="of:=UPPER( ['file:///F:/code/baochip-1x/docs/consulting/cramium/datasheets/Daric.Pin,Mapping(2).xlsx'#$code.J21])" office:value-type="string" office:string-value="PWM1[3]" calcext:value-type="string">
            <text:p>PWM1[3]</text:p>
          </table:table-cell>
          <table:table-cell table:style-name="ce26" table:formula="of:=[.K18]+1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2])" office:value-type="string" office:string-value="PB04" calcext:value-type="string">
            <text:p>PB0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0])" office:value-type="string" office:string-value="GPIO_PB04" calcext:value-type="string">
            <text:p>GPIO_PB04</text:p>
          </table:table-cell>
          <table:table-cell table:style-name="ce26" table:formula="of:=UPPER( ['file:///F:/code/baochip-1x/docs/consulting/cramium/datasheets/Daric.Pin,Mapping(2).xlsx'#$code.H22])" office:value-type="string" office:string-value="CAM_DATA[4]" calcext:value-type="string">
            <text:p>CAM_DATA[4]</text:p>
          </table:table-cell>
          <table:table-cell table:style-name="ce26" table:formula="of:=UPPER( ['file:///F:/code/baochip-1x/docs/consulting/cramium/datasheets/Daric.Pin,Mapping(2).xlsx'#$code.I22])">
            <text:p/>
          </table:table-cell>
          <table:table-cell table:style-name="ce26" table:formula="of:=UPPER( ['file:///F:/code/baochip-1x/docs/consulting/cramium/datasheets/Daric.Pin,Mapping(2).xlsx'#$code.J22])">
            <text:p/>
          </table:table-cell>
          <table:table-cell table:style-name="ce26" table:formula="of:=[.K19]+1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3])" office:value-type="string" office:string-value="PB05" calcext:value-type="string">
            <text:p>PB0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1])" office:value-type="string" office:string-value="GPIO_PB05" calcext:value-type="string">
            <text:p>GPIO_PB05</text:p>
          </table:table-cell>
          <table:table-cell table:style-name="ce26" table:formula="of:=UPPER( ['file:///F:/code/baochip-1x/docs/consulting/cramium/datasheets/Daric.Pin,Mapping(2).xlsx'#$code.H23])" office:value-type="string" office:string-value="CAM_DATA[5]" calcext:value-type="string">
            <text:p>CAM_DATA[5]</text:p>
          </table:table-cell>
          <table:table-cell table:style-name="ce26" table:formula="of:=UPPER( ['file:///F:/code/baochip-1x/docs/consulting/cramium/datasheets/Daric.Pin,Mapping(2).xlsx'#$code.I23])">
            <text:p/>
          </table:table-cell>
          <table:table-cell table:style-name="ce26" table:formula="of:=UPPER( ['file:///F:/code/baochip-1x/docs/consulting/cramium/datasheets/Daric.Pin,Mapping(2).xlsx'#$code.J23])">
            <text:p/>
          </table:table-cell>
          <table:table-cell table:style-name="ce26" table:formula="of:=[.K20]+1" office:value-type="float" office:value="5" calcext:value-type="float">
            <text:p>5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4])" office:value-type="string" office:string-value="PB06" calcext:value-type="string">
            <text:p>PB06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2])" office:value-type="string" office:string-value="GPIO_PB06" calcext:value-type="string">
            <text:p>GPIO_PB06</text:p>
          </table:table-cell>
          <table:table-cell table:style-name="ce26" table:formula="of:=UPPER( ['file:///F:/code/baochip-1x/docs/consulting/cramium/datasheets/Daric.Pin,Mapping(2).xlsx'#$code.H24])" office:value-type="string" office:string-value="CAM_DATA[6]" calcext:value-type="string">
            <text:p>CAM_DATA[6]</text:p>
          </table:table-cell>
          <table:table-cell table:style-name="ce26" table:formula="of:=UPPER( ['file:///F:/code/baochip-1x/docs/consulting/cramium/datasheets/Daric.Pin,Mapping(2).xlsx'#$code.I24])">
            <text:p/>
          </table:table-cell>
          <table:table-cell table:style-name="ce26" table:formula="of:=UPPER( ['file:///F:/code/baochip-1x/docs/consulting/cramium/datasheets/Daric.Pin,Mapping(2).xlsx'#$code.J24])">
            <text:p/>
          </table:table-cell>
          <table:table-cell table:style-name="ce26" table:formula="of:=[.K21]+1" office:value-type="float" office:value="6" calcext:value-type="float">
            <text:p>6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5])" office:value-type="string" office:string-value="PB07" calcext:value-type="string">
            <text:p>PB07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3])" office:value-type="string" office:string-value="GPIO_PB07" calcext:value-type="string">
            <text:p>GPIO_PB07</text:p>
          </table:table-cell>
          <table:table-cell table:style-name="ce26" table:formula="of:=UPPER( ['file:///F:/code/baochip-1x/docs/consulting/cramium/datasheets/Daric.Pin,Mapping(2).xlsx'#$code.H25])" office:value-type="string" office:string-value="CAM_DATA[7]" calcext:value-type="string">
            <text:p>CAM_DATA[7]</text:p>
          </table:table-cell>
          <table:table-cell table:style-name="ce26" table:formula="of:=UPPER( ['file:///F:/code/baochip-1x/docs/consulting/cramium/datasheets/Daric.Pin,Mapping(2).xlsx'#$code.I25])">
            <text:p/>
          </table:table-cell>
          <table:table-cell table:style-name="ce26" table:formula="of:=UPPER( ['file:///F:/code/baochip-1x/docs/consulting/cramium/datasheets/Daric.Pin,Mapping(2).xlsx'#$code.J25])">
            <text:p/>
          </table:table-cell>
          <table:table-cell table:style-name="ce26" table:formula="of:=[.K22]+1" office:value-type="float" office:value="7" calcext:value-type="float">
            <text:p>7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/>
          <table:table-cell table:style-name="ce27"/>
          <table:table-cell table:style-name="ce26" table:formula="of:=CONCATENATE(&quot;P&quot;; ['file:///F:/code/baochip-1x/docs/consulting/cramium/datasheets/Daric.Pin,Mapping(2).xlsx'#$code.B26])" office:value-type="string" office:string-value="PB08" calcext:value-type="string">
            <text:p>PB08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4])" office:value-type="string" office:string-value="GPIO_PB08" calcext:value-type="string">
            <text:p>GPIO_PB08</text:p>
          </table:table-cell>
          <table:table-cell table:style-name="ce26" table:formula="of:=UPPER( ['file:///F:/code/baochip-1x/docs/consulting/cramium/datasheets/Daric.Pin,Mapping(2).xlsx'#$code.H26])" office:value-type="string" office:string-value="CAM_HSYNC" calcext:value-type="string">
            <text:p>CAM_HSYNC</text:p>
          </table:table-cell>
          <table:table-cell table:style-name="ce26" table:formula="of:=UPPER( ['file:///F:/code/baochip-1x/docs/consulting/cramium/datasheets/Daric.Pin,Mapping(2).xlsx'#$code.I26])" office:value-type="string" office:string-value="SPIM_CLK_A[2]" calcext:value-type="string">
            <text:p>SPIM_CLK_A[2]</text:p>
          </table:table-cell>
          <table:table-cell table:style-name="ce26" table:formula="of:=UPPER( ['file:///F:/code/baochip-1x/docs/consulting/cramium/datasheets/Daric.Pin,Mapping(2).xlsx'#$code.J26])">
            <text:p/>
          </table:table-cell>
          <table:table-cell table:style-name="ce26" table:formula="of:=[.K23]+1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7])" office:value-type="string" office:string-value="PB09" calcext:value-type="string">
            <text:p>PB09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5])" office:value-type="string" office:string-value="GPIO_PB09" calcext:value-type="string">
            <text:p>GPIO_PB09</text:p>
          </table:table-cell>
          <table:table-cell table:style-name="ce26" table:formula="of:=UPPER( ['file:///F:/code/baochip-1x/docs/consulting/cramium/datasheets/Daric.Pin,Mapping(2).xlsx'#$code.H27])" office:value-type="string" office:string-value="CAM_VSYNC" calcext:value-type="string">
            <text:p>CAM_VSYNC</text:p>
          </table:table-cell>
          <table:table-cell table:style-name="ce26" table:formula="of:=UPPER( ['file:///F:/code/baochip-1x/docs/consulting/cramium/datasheets/Daric.Pin,Mapping(2).xlsx'#$code.I27])" office:value-type="string" office:string-value="SPIM_SD0_A[2]" calcext:value-type="string">
            <text:p>SPIM_SD0_A[2]</text:p>
          </table:table-cell>
          <table:table-cell table:style-name="ce26" table:formula="of:=UPPER( ['file:///F:/code/baochip-1x/docs/consulting/cramium/datasheets/Daric.Pin,Mapping(2).xlsx'#$code.J27])">
            <text:p/>
          </table:table-cell>
          <table:table-cell table:style-name="ce26" table:formula="of:=[.K24]+1" office:value-type="float" office:value="9" calcext:value-type="float">
            <text:p>9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8])" office:value-type="string" office:string-value="PB10" calcext:value-type="string">
            <text:p>PB10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6])" office:value-type="string" office:string-value="GPIO_PB10" calcext:value-type="string">
            <text:p>GPIO_PB10</text:p>
          </table:table-cell>
          <table:table-cell table:style-name="ce26" table:formula="of:=UPPER( ['file:///F:/code/baochip-1x/docs/consulting/cramium/datasheets/Daric.Pin,Mapping(2).xlsx'#$code.H28])" office:value-type="string" office:string-value="CAM_CLK" calcext:value-type="string">
            <text:p>CAM_CLK</text:p>
          </table:table-cell>
          <table:table-cell table:style-name="ce26" table:formula="of:=UPPER( ['file:///F:/code/baochip-1x/docs/consulting/cramium/datasheets/Daric.Pin,Mapping(2).xlsx'#$code.I28])" office:value-type="string" office:string-value="SPIM_SD1_A[2]" calcext:value-type="string">
            <text:p>SPIM_SD1_A[2]</text:p>
          </table:table-cell>
          <table:table-cell table:style-name="ce26" table:formula="of:=UPPER( ['file:///F:/code/baochip-1x/docs/consulting/cramium/datasheets/Daric.Pin,Mapping(2).xlsx'#$code.J28])">
            <text:p/>
          </table:table-cell>
          <table:table-cell table:style-name="ce26" table:formula="of:=[.K25]+1" office:value-type="float" office:value="10" calcext:value-type="float">
            <text:p>10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29])" office:value-type="string" office:string-value="PB11" calcext:value-type="string">
            <text:p>PB11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7])" office:value-type="string" office:string-value="GPIO_PB11" calcext:value-type="string">
            <text:p>GPIO_PB11</text:p>
          </table:table-cell>
          <table:table-cell table:style-name="ce26" table:formula="of:=UPPER( ['file:///F:/code/baochip-1x/docs/consulting/cramium/datasheets/Daric.Pin,Mapping(2).xlsx'#$code.H29])" office:value-type="string" office:string-value="I2C_SCL_B[0]" calcext:value-type="string">
            <text:p>I2C_SCL_B[0]</text:p>
          </table:table-cell>
          <table:table-cell table:style-name="ce26" table:formula="of:=UPPER( ['file:///F:/code/baochip-1x/docs/consulting/cramium/datasheets/Daric.Pin,Mapping(2).xlsx'#$code.I29])" office:value-type="string" office:string-value="SPIM_CSN0_A[2]" calcext:value-type="string">
            <text:p>SPIM_CSN0_A[2]</text:p>
          </table:table-cell>
          <table:table-cell table:style-name="ce26" table:formula="of:=UPPER( ['file:///F:/code/baochip-1x/docs/consulting/cramium/datasheets/Daric.Pin,Mapping(2).xlsx'#$code.J29])">
            <text:p/>
          </table:table-cell>
          <table:table-cell table:style-name="ce26" table:formula="of:=[.K26]+1" office:value-type="float" office:value="11" calcext:value-type="float">
            <text:p>11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0])" office:value-type="string" office:string-value="PB12" calcext:value-type="string">
            <text:p>PB12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8])" office:value-type="string" office:string-value="GPIO_PB12" calcext:value-type="string">
            <text:p>GPIO_PB12</text:p>
          </table:table-cell>
          <table:table-cell table:style-name="ce26" table:formula="of:=UPPER( ['file:///F:/code/baochip-1x/docs/consulting/cramium/datasheets/Daric.Pin,Mapping(2).xlsx'#$code.H30])" office:value-type="string" office:string-value="I2C_SDA_B[0]" calcext:value-type="string">
            <text:p>I2C_SDA_B[0]</text:p>
          </table:table-cell>
          <table:table-cell table:style-name="ce26" table:formula="of:=UPPER( ['file:///F:/code/baochip-1x/docs/consulting/cramium/datasheets/Daric.Pin,Mapping(2).xlsx'#$code.I30])" office:value-type="string" office:string-value="SPIM_CSN1_A[2]" calcext:value-type="string">
            <text:p>SPIM_CSN1_A[2]</text:p>
          </table:table-cell>
          <table:table-cell table:style-name="ce26" table:formula="of:=UPPER( ['file:///F:/code/baochip-1x/docs/consulting/cramium/datasheets/Daric.Pin,Mapping(2).xlsx'#$code.J30])">
            <text:p/>
          </table:table-cell>
          <table:table-cell table:style-name="ce26" table:formula="of:=[.K27]+1" office:value-type="float" office:value="12" calcext:value-type="float">
            <text:p>12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1])" office:value-type="string" office:string-value="PB13" calcext:value-type="string">
            <text:p>PB1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29])" office:value-type="string" office:string-value="GPIO_PB13" calcext:value-type="string">
            <text:p>GPIO_PB13</text:p>
          </table:table-cell>
          <table:table-cell table:style-name="ce26" table:formula="of:=UPPER( ['file:///F:/code/baochip-1x/docs/consulting/cramium/datasheets/Daric.Pin,Mapping(2).xlsx'#$code.H31])" office:value-type="string" office:string-value="UART_RX_B[2]" calcext:value-type="string">
            <text:p>UART_RX_B[2]</text:p>
          </table:table-cell>
          <table:table-cell table:style-name="ce26" table:formula="of:=UPPER( ['file:///F:/code/baochip-1x/docs/consulting/cramium/datasheets/Daric.Pin,Mapping(2).xlsx'#$code.I31])" office:value-type="string" office:string-value="SCIF_SCK" calcext:value-type="string">
            <text:p>SCIF_SCK</text:p>
          </table:table-cell>
          <table:table-cell table:style-name="ce26" table:formula="of:=UPPER( ['file:///F:/code/baochip-1x/docs/consulting/cramium/datasheets/Daric.Pin,Mapping(2).xlsx'#$code.J31])">
            <text:p/>
          </table:table-cell>
          <table:table-cell table:style-name="ce26" table:formula="of:=[.K28]+1" office:value-type="float" office:value="13" calcext:value-type="float">
            <text:p>13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2])" office:value-type="string" office:string-value="PB14" calcext:value-type="string">
            <text:p>PB1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0])" office:value-type="string" office:string-value="GPIO_PB14" calcext:value-type="string">
            <text:p>GPIO_PB14</text:p>
          </table:table-cell>
          <table:table-cell table:style-name="ce26" table:formula="of:=UPPER( ['file:///F:/code/baochip-1x/docs/consulting/cramium/datasheets/Daric.Pin,Mapping(2).xlsx'#$code.H32])" office:value-type="string" office:string-value="UART_TX_B[2]" calcext:value-type="string">
            <text:p>UART_TX_B[2]</text:p>
          </table:table-cell>
          <table:table-cell table:style-name="ce26" table:formula="of:=UPPER( ['file:///F:/code/baochip-1x/docs/consulting/cramium/datasheets/Daric.Pin,Mapping(2).xlsx'#$code.I32])" office:value-type="string" office:string-value="SCIF_DAT" calcext:value-type="string">
            <text:p>SCIF_DAT</text:p>
          </table:table-cell>
          <table:table-cell table:style-name="ce26" table:formula="of:=UPPER( ['file:///F:/code/baochip-1x/docs/consulting/cramium/datasheets/Daric.Pin,Mapping(2).xlsx'#$code.J32])">
            <text:p/>
          </table:table-cell>
          <table:table-cell table:style-name="ce26" table:formula="of:=[.K29]+1" office:value-type="float" office:value="14" calcext:value-type="float">
            <text:p>14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3])" office:value-type="string" office:string-value="PB15" calcext:value-type="string">
            <text:p>PB1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1])" office:value-type="string" office:string-value="GPIO_PB15" calcext:value-type="string">
            <text:p>GPIO_PB15</text:p>
          </table:table-cell>
          <table:table-cell table:style-name="ce26" table:formula="of:=UPPER( ['file:///F:/code/baochip-1x/docs/consulting/cramium/datasheets/Daric.Pin,Mapping(2).xlsx'#$code.H33])">
            <text:p/>
          </table:table-cell>
          <table:table-cell table:style-name="ce29"/>
          <table:table-cell table:style-name="ce26" table:formula="of:=UPPER( ['file:///F:/code/baochip-1x/docs/consulting/cramium/datasheets/Daric.Pin,Mapping(2).xlsx'#$code.J33])">
            <text:p/>
          </table:table-cell>
          <table:table-cell table:style-name="ce26" table:formula="of:=[.K30]+1" office:value-type="float" office:value="15" calcext:value-type="float">
            <text:p>15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/>
          <table:table-cell table:style-name="ce26" office:value-type="string" calcext:value-type="string">
            <text:p>PORT C</text:p>
          </table:table-cell>
          <table:table-cell table:style-name="ce26" table:formula="of:=CONCATENATE(&quot;P&quot;; ['file:///F:/code/baochip-1x/docs/consulting/cramium/datasheets/Daric.Pin,Mapping(2).xlsx'#$code.B34])" office:value-type="string" office:string-value="PC00" calcext:value-type="string">
            <text:p>PC00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2])" office:value-type="string" office:string-value="GPIO_PC00" calcext:value-type="string">
            <text:p>GPIO_PC00</text:p>
          </table:table-cell>
          <table:table-cell table:style-name="ce26" table:formula="of:=UPPER( ['file:///F:/code/baochip-1x/docs/consulting/cramium/datasheets/Daric.Pin,Mapping(2).xlsx'#$code.H34])" office:value-type="string" office:string-value="SDIO_CLK" calcext:value-type="string">
            <text:p>SDIO_CLK</text:p>
          </table:table-cell>
          <table:table-cell table:style-name="ce26" table:formula="of:=UPPER( ['file:///F:/code/baochip-1x/docs/consulting/cramium/datasheets/Daric.Pin,Mapping(2).xlsx'#$code.I34])" office:value-type="string" office:string-value="SPIM_CLK_B[2]" calcext:value-type="string">
            <text:p>SPIM_CLK_B[2]</text:p>
          </table:table-cell>
          <table:table-cell table:style-name="ce26" table:formula="of:=UPPER( ['file:///F:/code/baochip-1x/docs/consulting/cramium/datasheets/Daric.Pin,Mapping(2).xlsx'#$code.J34])" office:value-type="string" office:string-value="PWM2[0]" calcext:value-type="string">
            <text:p>PWM2[0]</text:p>
          </table:table-cell>
          <table:table-cell table:style-name="ce26" table:formula="of:=[.K31]+1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5])" office:value-type="string" office:string-value="PC01" calcext:value-type="string">
            <text:p>PC01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3])" office:value-type="string" office:string-value="GPIO_PC01" calcext:value-type="string">
            <text:p>GPIO_PC01</text:p>
          </table:table-cell>
          <table:table-cell table:style-name="ce26" table:formula="of:=UPPER( ['file:///F:/code/baochip-1x/docs/consulting/cramium/datasheets/Daric.Pin,Mapping(2).xlsx'#$code.H35])" office:value-type="string" office:string-value="SDIO_CMD" calcext:value-type="string">
            <text:p>SDIO_CMD</text:p>
          </table:table-cell>
          <table:table-cell table:style-name="ce26" table:formula="of:=UPPER( ['file:///F:/code/baochip-1x/docs/consulting/cramium/datasheets/Daric.Pin,Mapping(2).xlsx'#$code.I35])" office:value-type="string" office:string-value="SPIM_SD0_B[2]" calcext:value-type="string">
            <text:p>SPIM_SD0_B[2]</text:p>
          </table:table-cell>
          <table:table-cell table:style-name="ce26" table:formula="of:=UPPER( ['file:///F:/code/baochip-1x/docs/consulting/cramium/datasheets/Daric.Pin,Mapping(2).xlsx'#$code.J35])" office:value-type="string" office:string-value="PWM2[1]" calcext:value-type="string">
            <text:p>PWM2[1]</text:p>
          </table:table-cell>
          <table:table-cell table:style-name="ce26" table:formula="of:=[.K32]+1" office:value-type="float" office:value="17" calcext:value-type="float">
            <text:p>17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6])" office:value-type="string" office:string-value="PC02" calcext:value-type="string">
            <text:p>PC02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4])" office:value-type="string" office:string-value="GPIO_PC02" calcext:value-type="string">
            <text:p>GPIO_PC02</text:p>
          </table:table-cell>
          <table:table-cell table:style-name="ce26" table:formula="of:=UPPER( ['file:///F:/code/baochip-1x/docs/consulting/cramium/datasheets/Daric.Pin,Mapping(2).xlsx'#$code.H36])" office:value-type="string" office:string-value="SDIO_DATA[0]" calcext:value-type="string">
            <text:p>SDIO_DATA[0]</text:p>
          </table:table-cell>
          <table:table-cell table:style-name="ce26" table:formula="of:=UPPER( ['file:///F:/code/baochip-1x/docs/consulting/cramium/datasheets/Daric.Pin,Mapping(2).xlsx'#$code.I36])" office:value-type="string" office:string-value="SPIM_SD1_B[2]" calcext:value-type="string">
            <text:p>SPIM_SD1_B[2]</text:p>
          </table:table-cell>
          <table:table-cell table:style-name="ce26" table:formula="of:=UPPER( ['file:///F:/code/baochip-1x/docs/consulting/cramium/datasheets/Daric.Pin,Mapping(2).xlsx'#$code.J36])" office:value-type="string" office:string-value="PWM2[2]" calcext:value-type="string">
            <text:p>PWM2[2]</text:p>
          </table:table-cell>
          <table:table-cell table:style-name="ce26" table:formula="of:=[.K33]+1" office:value-type="float" office:value="18" calcext:value-type="float">
            <text:p>18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7])" office:value-type="string" office:string-value="PC03" calcext:value-type="string">
            <text:p>PC0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5])" office:value-type="string" office:string-value="GPIO_PC03" calcext:value-type="string">
            <text:p>GPIO_PC03</text:p>
          </table:table-cell>
          <table:table-cell table:style-name="ce26" table:formula="of:=UPPER( ['file:///F:/code/baochip-1x/docs/consulting/cramium/datasheets/Daric.Pin,Mapping(2).xlsx'#$code.H37])" office:value-type="string" office:string-value="SDIO_DATA[1]" calcext:value-type="string">
            <text:p>SDIO_DATA[1]</text:p>
          </table:table-cell>
          <table:table-cell table:style-name="ce26" table:formula="of:=UPPER( ['file:///F:/code/baochip-1x/docs/consulting/cramium/datasheets/Daric.Pin,Mapping(2).xlsx'#$code.I37])" office:value-type="string" office:string-value="SPIM_CSN0_B[2]" calcext:value-type="string">
            <text:p>SPIM_CSN0_B[2]</text:p>
          </table:table-cell>
          <table:table-cell table:style-name="ce26" table:formula="of:=UPPER( ['file:///F:/code/baochip-1x/docs/consulting/cramium/datasheets/Daric.Pin,Mapping(2).xlsx'#$code.J37])" office:value-type="string" office:string-value="PWM2[3]" calcext:value-type="string">
            <text:p>PWM2[3]</text:p>
          </table:table-cell>
          <table:table-cell table:style-name="ce26" table:formula="of:=[.K34]+1" office:value-type="float" office:value="19" calcext:value-type="float">
            <text:p>19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8])" office:value-type="string" office:string-value="PC04" calcext:value-type="string">
            <text:p>PC0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6])" office:value-type="string" office:string-value="GPIO_PC04" calcext:value-type="string">
            <text:p>GPIO_PC04</text:p>
          </table:table-cell>
          <table:table-cell table:style-name="ce26" table:formula="of:=UPPER( ['file:///F:/code/baochip-1x/docs/consulting/cramium/datasheets/Daric.Pin,Mapping(2).xlsx'#$code.H38])" office:value-type="string" office:string-value="SDIO_DATA[2]" calcext:value-type="string">
            <text:p>SDIO_DATA[2]</text:p>
          </table:table-cell>
          <table:table-cell table:style-name="ce26" table:formula="of:=UPPER( ['file:///F:/code/baochip-1x/docs/consulting/cramium/datasheets/Daric.Pin,Mapping(2).xlsx'#$code.I38])" office:value-type="string" office:string-value="SPIM_CSN1_B[2]" calcext:value-type="string">
            <text:p>SPIM_CSN1_B[2]</text:p>
          </table:table-cell>
          <table:table-cell table:style-name="ce26" table:formula="of:=UPPER( ['file:///F:/code/baochip-1x/docs/consulting/cramium/datasheets/Daric.Pin,Mapping(2).xlsx'#$code.J38])">
            <text:p/>
          </table:table-cell>
          <table:table-cell table:style-name="ce26" table:formula="of:=[.K35]+1" office:value-type="float" office:value="20" calcext:value-type="float">
            <text:p>20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39])" office:value-type="string" office:string-value="PC05" calcext:value-type="string">
            <text:p>PC0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7])" office:value-type="string" office:string-value="GPIO_PC05" calcext:value-type="string">
            <text:p>GPIO_PC05</text:p>
          </table:table-cell>
          <table:table-cell table:style-name="ce26" table:formula="of:=UPPER( ['file:///F:/code/baochip-1x/docs/consulting/cramium/datasheets/Daric.Pin,Mapping(2).xlsx'#$code.H39])" office:value-type="string" office:string-value="SDIO_DATA[3]" calcext:value-type="string">
            <text:p>SDIO_DATA[3]</text:p>
          </table:table-cell>
          <table:table-cell table:style-name="ce26" table:formula="of:=UPPER( ['file:///F:/code/baochip-1x/docs/consulting/cramium/datasheets/Daric.Pin,Mapping(2).xlsx'#$code.I39])" office:value-type="string" office:string-value="I2C_SCL_B[3]" calcext:value-type="string">
            <text:p>I2C_SCL_B[3]</text:p>
          </table:table-cell>
          <table:table-cell table:style-name="ce26" table:formula="of:=UPPER( ['file:///F:/code/baochip-1x/docs/consulting/cramium/datasheets/Daric.Pin,Mapping(2).xlsx'#$code.J39])">
            <text:p/>
          </table:table-cell>
          <table:table-cell table:style-name="ce26" table:formula="of:=[.K36]+1" office:value-type="float" office:value="21" calcext:value-type="float">
            <text:p>21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/>
          <table:table-cell table:style-name="ce27"/>
          <table:table-cell table:style-name="ce26" table:formula="of:=CONCATENATE(&quot;P&quot;; ['file:///F:/code/baochip-1x/docs/consulting/cramium/datasheets/Daric.Pin,Mapping(2).xlsx'#$code.B40])" office:value-type="string" office:string-value="PC06" calcext:value-type="string">
            <text:p>PC06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8])" office:value-type="string" office:string-value="GPIO_PC06" calcext:value-type="string">
            <text:p>GPIO_PC06</text:p>
          </table:table-cell>
          <table:table-cell table:style-name="ce26" table:formula="of:=UPPER( ['file:///F:/code/baochip-1x/docs/consulting/cramium/datasheets/Daric.Pin,Mapping(2).xlsx'#$code.H40])">
            <text:p/>
          </table:table-cell>
          <table:table-cell table:style-name="ce26" table:formula="of:=UPPER( ['file:///F:/code/baochip-1x/docs/consulting/cramium/datasheets/Daric.Pin,Mapping(2).xlsx'#$code.I40])" office:value-type="string" office:string-value="I2C_SDA_B[3]" calcext:value-type="string">
            <text:p>I2C_SDA_B[3]</text:p>
          </table:table-cell>
          <table:table-cell table:style-name="ce26" table:formula="of:=UPPER( ['file:///F:/code/baochip-1x/docs/consulting/cramium/datasheets/Daric.Pin,Mapping(2).xlsx'#$code.J40])">
            <text:p/>
          </table:table-cell>
          <table:table-cell table:style-name="ce26" table:formula="of:=[.K37]+1" office:value-type="float" office:value="22" calcext:value-type="float">
            <text:p>22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1])" office:value-type="string" office:string-value="PC07" calcext:value-type="string">
            <text:p>PC07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39])" office:value-type="string" office:string-value="GPIO_PC07" calcext:value-type="string">
            <text:p>GPIO_PC07</text:p>
          </table:table-cell>
          <table:table-cell table:style-name="ce26" table:formula="of:=UPPER( ['file:///F:/code/baochip-1x/docs/consulting/cramium/datasheets/Daric.Pin,Mapping(2).xlsx'#$code.H41])" office:value-type="string" office:string-value="SPIM_SD0_A[1]" calcext:value-type="string">
            <text:p>SPIM_SD0_A[1]</text:p>
          </table:table-cell>
          <table:table-cell table:style-name="ce26" table:formula="of:=UPPER( ['file:///F:/code/baochip-1x/docs/consulting/cramium/datasheets/Daric.Pin,Mapping(2).xlsx'#$code.I41])" office:value-type="string" office:string-value="SDDC_DAT0" calcext:value-type="string">
            <text:p>SDDC_DAT0</text:p>
          </table:table-cell>
          <table:table-cell table:style-name="ce26" table:formula="of:=UPPER( ['file:///F:/code/baochip-1x/docs/consulting/cramium/datasheets/Daric.Pin,Mapping(2).xlsx'#$code.J41])">
            <text:p/>
          </table:table-cell>
          <table:table-cell table:style-name="ce26" table:formula="of:=[.K38]+1" office:value-type="float" office:value="23" calcext:value-type="float">
            <text:p>23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2])" office:value-type="string" office:string-value="PC08" calcext:value-type="string">
            <text:p>PC08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0])" office:value-type="string" office:string-value="GPIO_PC08" calcext:value-type="string">
            <text:p>GPIO_PC08</text:p>
          </table:table-cell>
          <table:table-cell table:style-name="ce26" table:formula="of:=UPPER( ['file:///F:/code/baochip-1x/docs/consulting/cramium/datasheets/Daric.Pin,Mapping(2).xlsx'#$code.H42])" office:value-type="string" office:string-value="SPIM_SD1_A[1]" calcext:value-type="string">
            <text:p>SPIM_SD1_A[1]</text:p>
          </table:table-cell>
          <table:table-cell table:style-name="ce26" table:formula="of:=UPPER( ['file:///F:/code/baochip-1x/docs/consulting/cramium/datasheets/Daric.Pin,Mapping(2).xlsx'#$code.I42])" office:value-type="string" office:string-value="SDDC_DAT1" calcext:value-type="string">
            <text:p>SDDC_DAT1</text:p>
          </table:table-cell>
          <table:table-cell table:style-name="ce26" table:formula="of:=UPPER( ['file:///F:/code/baochip-1x/docs/consulting/cramium/datasheets/Daric.Pin,Mapping(2).xlsx'#$code.J42])">
            <text:p/>
          </table:table-cell>
          <table:table-cell table:style-name="ce26" table:formula="of:=[.K39]+1" office:value-type="float" office:value="24" calcext:value-type="float">
            <text:p>24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3])" office:value-type="string" office:string-value="PC09" calcext:value-type="string">
            <text:p>PC09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1])" office:value-type="string" office:string-value="GPIO_PC09" calcext:value-type="string">
            <text:p>GPIO_PC09</text:p>
          </table:table-cell>
          <table:table-cell table:style-name="ce26" table:formula="of:=UPPER( ['file:///F:/code/baochip-1x/docs/consulting/cramium/datasheets/Daric.Pin,Mapping(2).xlsx'#$code.H43])" office:value-type="string" office:string-value="SPIM_SD2_A[1]" calcext:value-type="string">
            <text:p>SPIM_SD2_A[1]</text:p>
          </table:table-cell>
          <table:table-cell table:style-name="ce26" table:formula="of:=UPPER( ['file:///F:/code/baochip-1x/docs/consulting/cramium/datasheets/Daric.Pin,Mapping(2).xlsx'#$code.I43])" office:value-type="string" office:string-value="SDDC_DAT2" calcext:value-type="string">
            <text:p>SDDC_DAT2</text:p>
          </table:table-cell>
          <table:table-cell table:style-name="ce26" table:formula="of:=UPPER( ['file:///F:/code/baochip-1x/docs/consulting/cramium/datasheets/Daric.Pin,Mapping(2).xlsx'#$code.J43])">
            <text:p/>
          </table:table-cell>
          <table:table-cell table:style-name="ce26" table:formula="of:=[.K40]+1" office:value-type="float" office:value="25" calcext:value-type="float">
            <text:p>25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4])" office:value-type="string" office:string-value="PC10" calcext:value-type="string">
            <text:p>PC10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2])" office:value-type="string" office:string-value="GPIO_PC10" calcext:value-type="string">
            <text:p>GPIO_PC10</text:p>
          </table:table-cell>
          <table:table-cell table:style-name="ce26" table:formula="of:=UPPER( ['file:///F:/code/baochip-1x/docs/consulting/cramium/datasheets/Daric.Pin,Mapping(2).xlsx'#$code.H44])" office:value-type="string" office:string-value="SPIM_SD3_A[1]" calcext:value-type="string">
            <text:p>SPIM_SD3_A[1]</text:p>
          </table:table-cell>
          <table:table-cell table:style-name="ce26" table:formula="of:=UPPER( ['file:///F:/code/baochip-1x/docs/consulting/cramium/datasheets/Daric.Pin,Mapping(2).xlsx'#$code.I44])" office:value-type="string" office:string-value="SDDC_DAT3" calcext:value-type="string">
            <text:p>SDDC_DAT3</text:p>
          </table:table-cell>
          <table:table-cell table:style-name="ce26" table:formula="of:=UPPER( ['file:///F:/code/baochip-1x/docs/consulting/cramium/datasheets/Daric.Pin,Mapping(2).xlsx'#$code.J44])">
            <text:p/>
          </table:table-cell>
          <table:table-cell table:style-name="ce26" table:formula="of:=[.K41]+1" office:value-type="float" office:value="26" calcext:value-type="float">
            <text:p>26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5])" office:value-type="string" office:string-value="PC11" calcext:value-type="string">
            <text:p>PC11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3])" office:value-type="string" office:string-value="GPIO_PC11" calcext:value-type="string">
            <text:p>GPIO_PC11</text:p>
          </table:table-cell>
          <table:table-cell table:style-name="ce26" table:formula="of:=UPPER( ['file:///F:/code/baochip-1x/docs/consulting/cramium/datasheets/Daric.Pin,Mapping(2).xlsx'#$code.H45])" office:value-type="string" office:string-value="SPIM_CLK_A[1]" calcext:value-type="string">
            <text:p>SPIM_CLK_A[1]</text:p>
          </table:table-cell>
          <table:table-cell table:style-name="ce26" table:formula="of:=UPPER( ['file:///F:/code/baochip-1x/docs/consulting/cramium/datasheets/Daric.Pin,Mapping(2).xlsx'#$code.I45])" office:value-type="string" office:string-value="SDDC_CLK" calcext:value-type="string">
            <text:p>SDDC_CLK</text:p>
          </table:table-cell>
          <table:table-cell table:style-name="ce26" table:formula="of:=UPPER( ['file:///F:/code/baochip-1x/docs/consulting/cramium/datasheets/Daric.Pin,Mapping(2).xlsx'#$code.J45])">
            <text:p/>
          </table:table-cell>
          <table:table-cell table:style-name="ce26" table:formula="of:=[.K42]+1" office:value-type="float" office:value="27" calcext:value-type="float">
            <text:p>27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6])" office:value-type="string" office:string-value="PC12" calcext:value-type="string">
            <text:p>PC12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4])" office:value-type="string" office:string-value="GPIO_PC12" calcext:value-type="string">
            <text:p>GPIO_PC12</text:p>
          </table:table-cell>
          <table:table-cell table:style-name="ce26" table:formula="of:=UPPER( ['file:///F:/code/baochip-1x/docs/consulting/cramium/datasheets/Daric.Pin,Mapping(2).xlsx'#$code.H46])" office:value-type="string" office:string-value="SPIM_CSN0_A[1]" calcext:value-type="string">
            <text:p>SPIM_CSN0_A[1]</text:p>
          </table:table-cell>
          <table:table-cell table:style-name="ce26" table:formula="of:=UPPER( ['file:///F:/code/baochip-1x/docs/consulting/cramium/datasheets/Daric.Pin,Mapping(2).xlsx'#$code.I46])" office:value-type="string" office:string-value="SDDC_CMD" calcext:value-type="string">
            <text:p>SDDC_CMD</text:p>
          </table:table-cell>
          <table:table-cell table:style-name="ce26" table:formula="of:=UPPER( ['file:///F:/code/baochip-1x/docs/consulting/cramium/datasheets/Daric.Pin,Mapping(2).xlsx'#$code.J46])">
            <text:p/>
          </table:table-cell>
          <table:table-cell table:style-name="ce26" table:formula="of:=[.K43]+1" office:value-type="float" office:value="28" calcext:value-type="float">
            <text:p>28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7])" office:value-type="string" office:string-value="PC13" calcext:value-type="string">
            <text:p>PC1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5])" office:value-type="string" office:string-value="GPIO_PC13" calcext:value-type="string">
            <text:p>GPIO_PC13</text:p>
          </table:table-cell>
          <table:table-cell table:style-name="ce26" table:formula="of:=UPPER( ['file:///F:/code/baochip-1x/docs/consulting/cramium/datasheets/Daric.Pin,Mapping(2).xlsx'#$code.H47])" office:value-type="string" office:string-value="SPIM_CSN1_A[1]" calcext:value-type="string">
            <text:p>SPIM_CSN1_A[1]</text:p>
          </table:table-cell>
          <table:table-cell table:style-name="ce26" table:formula="of:=UPPER( ['file:///F:/code/baochip-1x/docs/consulting/cramium/datasheets/Daric.Pin,Mapping(2).xlsx'#$code.I47])">
            <text:p/>
          </table:table-cell>
          <table:table-cell table:style-name="ce26" table:formula="of:=UPPER( ['file:///F:/code/baochip-1x/docs/consulting/cramium/datasheets/Daric.Pin,Mapping(2).xlsx'#$code.J47])">
            <text:p/>
          </table:table-cell>
          <table:table-cell table:style-name="ce26" table:formula="of:=[.K44]+1" office:value-type="float" office:value="29" calcext:value-type="float">
            <text:p>29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8])" office:value-type="string" office:string-value="PC14" calcext:value-type="string">
            <text:p>PC1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6])" office:value-type="string" office:string-value="GPIO_PC14" calcext:value-type="string">
            <text:p>GPIO_PC14</text:p>
          </table:table-cell>
          <table:table-cell table:style-name="ce26" table:formula="of:=UPPER( ['file:///F:/code/baochip-1x/docs/consulting/cramium/datasheets/Daric.Pin,Mapping(2).xlsx'#$code.H48])">
            <text:p/>
          </table:table-cell>
          <table:table-cell table:style-name="ce26" table:formula="of:=UPPER( ['file:///F:/code/baochip-1x/docs/consulting/cramium/datasheets/Daric.Pin,Mapping(2).xlsx'#$code.I48])">
            <text:p/>
          </table:table-cell>
          <table:table-cell table:style-name="ce26" table:formula="of:=UPPER( ['file:///F:/code/baochip-1x/docs/consulting/cramium/datasheets/Daric.Pin,Mapping(2).xlsx'#$code.J48])">
            <text:p/>
          </table:table-cell>
          <table:table-cell table:style-name="ce26" table:formula="of:=[.K45]+1" office:value-type="float" office:value="30" calcext:value-type="float">
            <text:p>30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49])" office:value-type="string" office:string-value="PC15" calcext:value-type="string">
            <text:p>PC1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47])" office:value-type="string" office:string-value="GPIO_PC15" calcext:value-type="string">
            <text:p>GPIO_PC15</text:p>
          </table:table-cell>
          <table:table-cell table:style-name="ce26" table:formula="of:=UPPER( ['file:///F:/code/baochip-1x/docs/consulting/cramium/datasheets/Daric.Pin,Mapping(2).xlsx'#$code.H49])">
            <text:p/>
          </table:table-cell>
          <table:table-cell table:style-name="ce26" table:formula="of:=UPPER( ['file:///F:/code/baochip-1x/docs/consulting/cramium/datasheets/Daric.Pin,Mapping(2).xlsx'#$code.I49])">
            <text:p/>
          </table:table-cell>
          <table:table-cell table:style-name="ce26" table:formula="of:=UPPER( ['file:///F:/code/baochip-1x/docs/consulting/cramium/datasheets/Daric.Pin,Mapping(2).xlsx'#$code.J49])">
            <text:p/>
          </table:table-cell>
          <table:table-cell table:style-name="ce26" table:formula="of:=[.K46]+1" office:value-type="float" office:value="31" calcext:value-type="float">
            <text:p>31</text:p>
          </table:table-cell>
          <table:table-cell table:style-name="ce27"/>
          <table:table-cell table:style-name="ce27"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26" office:value-type="string" calcext:value-type="string">
            <text:p>Always On</text:p>
          </table:table-cell>
          <table:table-cell table:style-name="ce26" office:value-type="string" calcext:value-type="string">
            <text:p>XTAL</text:p>
          </table:table-cell>
          <table:table-cell table:style-name="ce26" office:value-type="string" calcext:value-type="string">
            <text:p>XTAL32K_IN</text:p>
          </table:table-cell>
          <table:table-cell table:style-name="ce26"/>
          <table:table-cell table:style-name="ce26" office:value-type="string" calcext:value-type="string">
            <text:p>Input</text:p>
          </table:table-cell>
          <table:table-cell table:style-name="ce26" table:number-columns-repeated="2"/>
          <table:table-cell table:style-name="ce27" table:number-columns-repeated="6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office:value-type="string" calcext:value-type="string">
            <text:p>XTAL32K_OUT</text:p>
          </table:table-cell>
          <table:table-cell table:style-name="ce26"/>
          <table:table-cell table:style-name="ce26" office:value-type="string" calcext:value-type="string">
            <text:p>Output</text:p>
          </table:table-cell>
          <table:table-cell table:style-name="ce26" office:value-type="string" calcext:value-type="string">
            <text:p>2mA</text:p>
          </table:table-cell>
          <table:table-cell table:style-name="ce26"/>
          <table:table-cell table:style-name="ce27" table:number-columns-repeated="6"/>
          <table:table-cell table:number-columns-repeated="997"/>
        </table:table-row>
        <table:table-row table:style-name="ro4">
          <table:table-cell table:style-name="ce26"/>
          <table:table-cell table:style-name="ce26" office:value-type="string" calcext:value-type="string">
            <text:p>External Reset</text:p>
          </table:table-cell>
          <table:table-cell table:style-name="ce26" office:value-type="string" calcext:value-type="string">
            <text:p>AOXRSTn</text:p>
          </table:table-cell>
          <table:table-cell table:style-name="ce26"/>
          <table:table-cell table:style-name="ce26" office:value-type="string" calcext:value-type="string">
            <text:p>Input</text:p>
          </table:table-cell>
          <table:table-cell table:style-name="ce26" table:number-columns-repeated="2"/>
          <table:table-cell table:style-name="ce26" office:value-type="string" calcext:value-type="string">
            <text:p>--</text:p>
          </table:table-cell>
          <table:table-cell table:style-name="ce27" table:number-columns-repeated="5"/>
          <table:table-cell table:number-columns-repeated="997"/>
        </table:table-row>
        <table:table-row table:style-name="ro4">
          <table:table-cell table:style-name="ce26"/>
          <table:table-cell table:style-name="ce26" office:value-type="string" calcext:value-type="string">
            <text:p>PORT F Always ON</text:p>
          </table:table-cell>
          <table:table-cell table:style-name="ce26" table:formula="of:=CONCATENATE(&quot;P&quot;; ['file:///F:/code/baochip-1x/docs/consulting/cramium/datasheets/Daric.Pin,Mapping(2).xlsx'#$code.B82])" office:value-type="string" office:string-value="PF00" calcext:value-type="string">
            <text:p>PF00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1])" office:value-type="string" office:string-value="GPIO_PF00" calcext:value-type="string">
            <text:p>GPIO_PF00</text:p>
          </table:table-cell>
          <table:table-cell table:style-name="ce26"/>
          <table:table-cell table:style-name="ce26" table:formula="of:=UPPER( ['file:///F:/code/baochip-1x/docs/consulting/cramium/datasheets/Daric.Pin,Mapping(2).xlsx'#$code.I82])">
            <text:p/>
          </table:table-cell>
          <table:table-cell table:style-name="ce26" table:formula="of:=UPPER( ['file:///F:/code/baochip-1x/docs/consulting/cramium/datasheets/Daric.Pin,Mapping(2).xlsx'#$code.J82])">
            <text:p/>
          </table:table-cell>
          <table:table-cell table:style-name="ce26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3])" office:value-type="string" office:string-value="PF01" calcext:value-type="string">
            <text:p>PF01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2])" office:value-type="string" office:string-value="GPIO_PF01" calcext:value-type="string">
            <text:p>GPIO_PF01</text:p>
          </table:table-cell>
          <table:table-cell table:style-name="ce26"/>
          <table:table-cell table:style-name="ce30" table:formula="of:=UPPER( ['file:///F:/code/baochip-1x/docs/consulting/cramium/datasheets/Daric.Pin,Mapping(2).xlsx'#$code.I83])">
            <text:p/>
          </table:table-cell>
          <table:table-cell table:style-name="ce30" table:formula="of:=UPPER( ['file:///F:/code/baochip-1x/docs/consulting/cramium/datasheets/Daric.Pin,Mapping(2).xlsx'#$code.J83])">
            <text:p/>
          </table:table-cell>
          <table:table-cell table:style-name="ce30"/>
          <table:table-cell table:style-name="ce27" table:number-columns-repeated="2"/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4])" office:value-type="string" office:string-value="PF02" calcext:value-type="string">
            <text:p>PF02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3])" office:value-type="string" office:string-value="GPIO_PF02" calcext:value-type="string">
            <text:p>GPIO_PF02</text:p>
          </table:table-cell>
          <table:table-cell table:style-name="ce26" office:value-type="string" calcext:value-type="string">
            <text:p>KPI[0]</text:p>
          </table:table-cell>
          <table:table-cell table:style-name="ce30" table:number-columns-repeated="3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5])" office:value-type="string" office:string-value="PF03" calcext:value-type="string">
            <text:p>PF03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4])" office:value-type="string" office:string-value="GPIO_PF03" calcext:value-type="string">
            <text:p>GPIO_PF03</text:p>
          </table:table-cell>
          <table:table-cell table:style-name="ce26" office:value-type="string" calcext:value-type="string">
            <text:p>KPI[1]</text:p>
          </table:table-cell>
          <table:table-cell table:style-name="ce27"/>
          <table:table-cell table:style-name="ce30" table:number-columns-repeated="2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6])" office:value-type="string" office:string-value="PF04" calcext:value-type="string">
            <text:p>PF04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5])" office:value-type="string" office:string-value="GPIO_PF04" calcext:value-type="string">
            <text:p>GPIO_PF04</text:p>
          </table:table-cell>
          <table:table-cell table:style-name="ce26" office:value-type="string" calcext:value-type="string">
            <text:p>KPI[2]</text:p>
          </table:table-cell>
          <table:table-cell table:style-name="ce27"/>
          <table:table-cell table:style-name="ce30" table:number-columns-repeated="2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7])" office:value-type="string" office:string-value="PF05" calcext:value-type="string">
            <text:p>PF05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6])" office:value-type="string" office:string-value="GPIO_PF05" calcext:value-type="string">
            <text:p>GPIO_PF05</text:p>
          </table:table-cell>
          <table:table-cell table:style-name="ce26" office:value-type="string" calcext:value-type="string">
            <text:p>KPI[3]</text:p>
          </table:table-cell>
          <table:table-cell table:style-name="ce27"/>
          <table:table-cell table:style-name="ce30" table:number-columns-repeated="2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8])" office:value-type="string" office:string-value="PF06" calcext:value-type="string">
            <text:p>PF06</text:p>
          </table:table-cell>
          <table:table-cell table:style-name="ce26"/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7])" office:value-type="string" office:string-value="GPIO_PF06" calcext:value-type="string">
            <text:p>GPIO_PF06</text:p>
          </table:table-cell>
          <table:table-cell table:style-name="ce26" office:value-type="string" calcext:value-type="string">
            <text:p>KPO[0]</text:p>
          </table:table-cell>
          <table:table-cell table:style-name="ce30" table:formula="of:=UPPER( ['file:///F:/code/baochip-1x/docs/consulting/cramium/datasheets/Daric.Pin,Mapping(2).xlsx'#$code.I84])">
            <text:p/>
          </table:table-cell>
          <table:table-cell table:style-name="ce30" table:formula="of:=UPPER( ['file:///F:/code/baochip-1x/docs/consulting/cramium/datasheets/Daric.Pin,Mapping(2).xlsx'#$code.J84])">
            <text:p/>
          </table:table-cell>
          <table:table-cell table:style-name="ce30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89])" office:value-type="string" office:string-value="PF07" calcext:value-type="string">
            <text:p>PF07</text:p>
          </table:table-cell>
          <table:table-cell table:style-name="ce26" office:value-type="string" calcext:value-type="string">
            <text:p>PA02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8])" office:value-type="string" office:string-value="GPIO_PF07" calcext:value-type="string">
            <text:p>GPIO_PF07</text:p>
          </table:table-cell>
          <table:table-cell table:style-name="ce26" office:value-type="string" calcext:value-type="string">
            <text:p>KPO[1]</text:p>
          </table:table-cell>
          <table:table-cell table:style-name="ce30" table:formula="of:=UPPER( ['file:///F:/code/baochip-1x/docs/consulting/cramium/datasheets/Daric.Pin,Mapping(2).xlsx'#$code.I85])">
            <text:p/>
          </table:table-cell>
          <table:table-cell table:style-name="ce30" table:formula="of:=UPPER( ['file:///F:/code/baochip-1x/docs/consulting/cramium/datasheets/Daric.Pin,Mapping(2).xlsx'#$code.J85])">
            <text:p/>
          </table:table-cell>
          <table:table-cell table:style-name="ce30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90])" office:value-type="string" office:string-value="PF08" calcext:value-type="string">
            <text:p>PF08</text:p>
          </table:table-cell>
          <table:table-cell table:style-name="ce26" office:value-type="string" calcext:value-type="string">
            <text:p>PA01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59])" office:value-type="string" office:string-value="GPIO_PF08" calcext:value-type="string">
            <text:p>GPIO_PF08</text:p>
          </table:table-cell>
          <table:table-cell table:style-name="ce26" office:value-type="string" calcext:value-type="string">
            <text:p>KPO[2]</text:p>
          </table:table-cell>
          <table:table-cell table:style-name="ce30" table:formula="of:=UPPER( ['file:///F:/code/baochip-1x/docs/consulting/cramium/datasheets/Daric.Pin,Mapping(2).xlsx'#$code.I86])">
            <text:p/>
          </table:table-cell>
          <table:table-cell table:style-name="ce30" table:formula="of:=UPPER( ['file:///F:/code/baochip-1x/docs/consulting/cramium/datasheets/Daric.Pin,Mapping(2).xlsx'#$code.J86])">
            <text:p/>
          </table:table-cell>
          <table:table-cell table:style-name="ce30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26" table:number-columns-repeated="2"/>
          <table:table-cell table:style-name="ce26" table:formula="of:=CONCATENATE(&quot;P&quot;; ['file:///F:/code/baochip-1x/docs/consulting/cramium/datasheets/Daric.Pin,Mapping(2).xlsx'#$code.B91])" office:value-type="string" office:string-value="PF09" calcext:value-type="string">
            <text:p>PF09</text:p>
          </table:table-cell>
          <table:table-cell table:style-name="ce26" office:value-type="string" calcext:value-type="string">
            <text:p>PA00</text:p>
          </table:table-cell>
          <table:table-cell table:style-name="ce26" office:value-type="string" calcext:value-type="string">
            <text:p>Input/Output</text:p>
          </table:table-cell>
          <table:table-cell table:style-name="ce26" office:value-type="string" calcext:value-type="string">
            <text:p>2/4/8/12mA</text:p>
          </table:table-cell>
          <table:table-cell table:style-name="ce26" table:formula="of:=CONCATENATE(&quot;GPIO_&quot;;[.C60])" office:value-type="string" office:string-value="GPIO_PF09" calcext:value-type="string">
            <text:p>GPIO_PF09</text:p>
          </table:table-cell>
          <table:table-cell table:style-name="ce26" office:value-type="string" calcext:value-type="string">
            <text:p>KPO[3]</text:p>
          </table:table-cell>
          <table:table-cell table:style-name="ce30" table:formula="of:=UPPER( ['file:///F:/code/baochip-1x/docs/consulting/cramium/datasheets/Daric.Pin,Mapping(2).xlsx'#$code.I87])">
            <text:p/>
          </table:table-cell>
          <table:table-cell table:style-name="ce30" table:formula="of:=UPPER( ['file:///F:/code/baochip-1x/docs/consulting/cramium/datasheets/Daric.Pin,Mapping(2).xlsx'#$code.J87])">
            <text:p/>
          </table:table-cell>
          <table:table-cell table:style-name="ce30"/>
          <table:table-cell table:style-name="ce27"/>
          <table:table-cell table:style-name="ce27"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5">
          <table:table-cell table:style-name="ce27" table:number-columns-repeated="13"/>
          <table:table-cell table:number-columns-repeated="997"/>
        </table:table-row>
        <table:table-row table:style-name="ro5">
          <table:table-cell table:style-name="ce27" table:number-columns-repeated="2"/>
          <table:table-cell table:style-name="ce27" office:value-type="string" calcext:value-type="string">
            <text:p>Note: the leading 0 may be dropped in other contexts, i.e. PA02 is equivalent to PA2</text:p>
          </table:table-cell>
          <table:table-cell table:style-name="ce27" table:number-columns-repeated="10"/>
          <table:table-cell table:number-columns-repeated="997"/>
        </table:table-row>
        <table:table-row table:style-name="ro5" table:number-rows-repeated="1048419">
          <table:table-cell table:number-columns-repeated="1010"/>
        </table:table-row>
        <table:table-row table:style-name="ro6" table:number-rows-repeated="94">
          <table:table-cell table:number-columns-repeated="1010"/>
        </table:table-row>
        <table:table-row table:style-name="ro6">
          <table:table-cell table:number-columns-repeated="1010"/>
        </table:table-row>
      </table:table>
      <table:table table:name="'file:///F:/code/baochip-1x/docs/consulting/cramium/datasheets/Daric.Pin,Mapping(2).xlsx'#code" table:print="false" table:style-name="ta_extref">
        <table:table-source xlink:type="simple" xlink:href="../../../consulting/cramium/datasheets/Daric.Pin,Mapping(2).xlsx" table:table-name="code" table:mode="copy-results-only"/>
        <table:table-column table:number-columns-repeated="10"/>
        <table:table-row>
          <table:table-cell table:number-columns-repeated="10"/>
        </table:table-row>
        <table:table-row>
          <table:table-cell/>
          <table:table-cell table:style-name="ce1" office:value-type="string">
            <text:p>A00</text:p>
          </table:table-cell>
          <table:table-cell table:number-columns-repeated="6"/>
          <table:table-cell table:style-name="ce1" office:value-type="string">
            <text:p>i2c_scl_a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A01</text:p>
          </table:table-cell>
          <table:table-cell table:number-columns-repeated="6"/>
          <table:table-cell table:style-name="ce1" office:value-type="string">
            <text:p>i2c_sda_a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A02</text:p>
          </table:table-cell>
          <table:table-cell table:number-columns-repeated="7"/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A03</text:p>
          </table:table-cell>
          <table:table-cell table:number-columns-repeated="5"/>
          <table:table-cell table:style-name="ce1" office:value-type="string">
            <text:p>uart_rx_a[0]</text:p>
          </table:table-cell>
          <table:table-cell/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A04</text:p>
          </table:table-cell>
          <table:table-cell table:number-columns-repeated="5"/>
          <table:table-cell table:style-name="ce1" office:value-type="string">
            <text:p>uart_tx_a[0]</text:p>
          </table:table-cell>
        </table:table-row>
        <table:table-row>
          <table:table-cell/>
          <table:table-cell table:style-name="ce1" office:value-type="string">
            <text:p>A05</text:p>
          </table:table-cell>
          <table:table-cell table:number-columns-repeated="6"/>
          <table:table-cell table:style-name="ce1" office:value-type="string">
            <text:p>i2c_scl_a[0]</text:p>
          </table:table-cell>
        </table:table-row>
        <table:table-row>
          <table:table-cell/>
          <table:table-cell table:style-name="ce1" office:value-type="string">
            <text:p>A06</text:p>
          </table:table-cell>
          <table:table-cell table:number-columns-repeated="6"/>
          <table:table-cell table:style-name="ce1" office:value-type="string">
            <text:p>i2c_sda_a[0]</text:p>
          </table:table-cell>
        </table:table-row>
        <table:table-row>
          <table:table-cell/>
          <table:table-cell table:style-name="ce1" office:value-type="string">
            <text:p>A07</text:p>
          </table:table-cell>
        </table:table-row>
        <table:table-row table:number-rows-repeated="8">
          <table:table-cell table:number-columns-repeated="10"/>
        </table:table-row>
        <table:table-row>
          <table:table-cell/>
          <table:table-cell table:style-name="ce1" office:value-type="string">
            <text:p>B00</text:p>
          </table:table-cell>
          <table:table-cell table:number-columns-repeated="5"/>
          <table:table-cell table:style-name="ce1" office:value-type="string">
            <text:p>cam_data[0]</text:p>
          </table:table-cell>
          <table:table-cell/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B01</text:p>
          </table:table-cell>
          <table:table-cell table:number-columns-repeated="5"/>
          <table:table-cell table:style-name="ce1" office:value-type="string">
            <text:p>cam_data[1]</text:p>
          </table:table-cell>
          <table:table-cell/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B02</text:p>
          </table:table-cell>
          <table:table-cell table:number-columns-repeated="5"/>
          <table:table-cell table:style-name="ce1" office:value-type="string">
            <text:p>cam_data[2]</text:p>
          </table:table-cell>
          <table:table-cell/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B03</text:p>
          </table:table-cell>
          <table:table-cell table:number-columns-repeated="5"/>
          <table:table-cell table:style-name="ce1" office:value-type="string">
            <text:p>cam_data[3]</text:p>
          </table:table-cell>
          <table:table-cell/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B04</text:p>
          </table:table-cell>
          <table:table-cell table:number-columns-repeated="5"/>
          <table:table-cell table:style-name="ce1" office:value-type="string">
            <text:p>cam_data[4]</text:p>
          </table:table-cell>
        </table:table-row>
        <table:table-row>
          <table:table-cell/>
          <table:table-cell table:style-name="ce1" office:value-type="string">
            <text:p>B05</text:p>
          </table:table-cell>
          <table:table-cell table:number-columns-repeated="5"/>
          <table:table-cell table:style-name="ce1" office:value-type="string">
            <text:p>cam_data[5]</text:p>
          </table:table-cell>
        </table:table-row>
        <table:table-row>
          <table:table-cell/>
          <table:table-cell table:style-name="ce1" office:value-type="string">
            <text:p>B06</text:p>
          </table:table-cell>
          <table:table-cell table:number-columns-repeated="5"/>
          <table:table-cell table:style-name="ce1" office:value-type="string">
            <text:p>cam_data[6]</text:p>
          </table:table-cell>
        </table:table-row>
        <table:table-row>
          <table:table-cell/>
          <table:table-cell table:style-name="ce1" office:value-type="string">
            <text:p>B07</text:p>
          </table:table-cell>
          <table:table-cell table:number-columns-repeated="5"/>
          <table:table-cell table:style-name="ce1" office:value-type="string">
            <text:p>cam_data[7]</text:p>
          </table:table-cell>
        </table:table-row>
        <table:table-row>
          <table:table-cell/>
          <table:table-cell table:style-name="ce1" office:value-type="string">
            <text:p>B08</text:p>
          </table:table-cell>
          <table:table-cell table:number-columns-repeated="5"/>
          <table:table-cell table:style-name="ce1" office:value-type="string">
            <text:p>cam_hsync</text:p>
          </table:table-cell>
          <table:table-cell table:style-name="ce1" office:value-type="string">
            <text:p>spim_clk_a[2]</text:p>
          </table:table-cell>
        </table:table-row>
        <table:table-row>
          <table:table-cell/>
          <table:table-cell table:style-name="ce1" office:value-type="string">
            <text:p>B09</text:p>
          </table:table-cell>
          <table:table-cell table:number-columns-repeated="5"/>
          <table:table-cell table:style-name="ce1" office:value-type="string">
            <text:p>cam_vsync</text:p>
          </table:table-cell>
          <table:table-cell table:style-name="ce1" office:value-type="string">
            <text:p>spim_sd0_a[2]</text:p>
          </table:table-cell>
        </table:table-row>
        <table:table-row>
          <table:table-cell/>
          <table:table-cell table:style-name="ce1" office:value-type="string">
            <text:p>B10</text:p>
          </table:table-cell>
          <table:table-cell table:number-columns-repeated="5"/>
          <table:table-cell table:style-name="ce1" office:value-type="string">
            <text:p>cam_clk</text:p>
          </table:table-cell>
          <table:table-cell table:style-name="ce1" office:value-type="string">
            <text:p>spim_sd1_a[2]</text:p>
          </table:table-cell>
        </table:table-row>
        <table:table-row>
          <table:table-cell/>
          <table:table-cell table:style-name="ce1" office:value-type="string">
            <text:p>B11</text:p>
          </table:table-cell>
          <table:table-cell table:number-columns-repeated="5"/>
          <table:table-cell table:style-name="ce1" office:value-type="string">
            <text:p>i2c_scl_b[0]</text:p>
          </table:table-cell>
          <table:table-cell table:style-name="ce1" office:value-type="string">
            <text:p>spim_csn0_a[2]</text:p>
          </table:table-cell>
        </table:table-row>
        <table:table-row>
          <table:table-cell/>
          <table:table-cell table:style-name="ce1" office:value-type="string">
            <text:p>B12</text:p>
          </table:table-cell>
          <table:table-cell table:number-columns-repeated="5"/>
          <table:table-cell table:style-name="ce1" office:value-type="string">
            <text:p>i2c_sda_b[0]</text:p>
          </table:table-cell>
          <table:table-cell table:style-name="ce1" office:value-type="string">
            <text:p>spim_csn1_a[2]</text:p>
          </table:table-cell>
        </table:table-row>
        <table:table-row>
          <table:table-cell/>
          <table:table-cell table:style-name="ce1" office:value-type="string">
            <text:p>B13</text:p>
          </table:table-cell>
          <table:table-cell table:number-columns-repeated="5"/>
          <table:table-cell table:style-name="ce1" office:value-type="string">
            <text:p>uart_rx_b[2]</text:p>
          </table:table-cell>
          <table:table-cell table:style-name="ce1" office:value-type="string">
            <text:p>scif_sck</text:p>
          </table:table-cell>
        </table:table-row>
        <table:table-row>
          <table:table-cell/>
          <table:table-cell table:style-name="ce1" office:value-type="string">
            <text:p>B14</text:p>
          </table:table-cell>
          <table:table-cell table:number-columns-repeated="5"/>
          <table:table-cell table:style-name="ce1" office:value-type="string">
            <text:p>uart_tx_b[2]</text:p>
          </table:table-cell>
          <table:table-cell table:style-name="ce1" office:value-type="string">
            <text:p>scif_dat</text:p>
          </table:table-cell>
        </table:table-row>
        <table:table-row>
          <table:table-cell/>
          <table:table-cell table:style-name="ce1" office:value-type="string">
            <text:p>B15</text:p>
          </table:table-cell>
        </table:table-row>
        <table:table-row>
          <table:table-cell/>
          <table:table-cell table:style-name="ce1" office:value-type="string">
            <text:p>C00</text:p>
          </table:table-cell>
          <table:table-cell table:number-columns-repeated="5"/>
          <table:table-cell table:style-name="ce1" office:value-type="string">
            <text:p>sdio_clk</text:p>
          </table:table-cell>
          <table:table-cell table:style-name="ce1" office:value-type="string">
            <text:p>spim_clk_b[2]</text:p>
          </table:table-cell>
          <table:table-cell table:style-name="ce1" office:value-type="string">
            <text:p>pwm2[0]</text:p>
          </table:table-cell>
        </table:table-row>
        <table:table-row>
          <table:table-cell/>
          <table:table-cell table:style-name="ce1" office:value-type="string">
            <text:p>C01</text:p>
          </table:table-cell>
          <table:table-cell table:number-columns-repeated="5"/>
          <table:table-cell table:style-name="ce1" office:value-type="string">
            <text:p>sdio_cmd</text:p>
          </table:table-cell>
          <table:table-cell table:style-name="ce1" office:value-type="string">
            <text:p>spim_sd0_b[2]</text:p>
          </table:table-cell>
          <table:table-cell table:style-name="ce1" office:value-type="string">
            <text:p>pwm2[1]</text:p>
          </table:table-cell>
        </table:table-row>
        <table:table-row>
          <table:table-cell/>
          <table:table-cell table:style-name="ce1" office:value-type="string">
            <text:p>C02</text:p>
          </table:table-cell>
          <table:table-cell table:number-columns-repeated="5"/>
          <table:table-cell table:style-name="ce1" office:value-type="string">
            <text:p>sdio_data[0]</text:p>
          </table:table-cell>
          <table:table-cell table:style-name="ce1" office:value-type="string">
            <text:p>spim_sd1_b[2]</text:p>
          </table:table-cell>
          <table:table-cell table:style-name="ce1" office:value-type="string">
            <text:p>pwm2[2]</text:p>
          </table:table-cell>
        </table:table-row>
        <table:table-row>
          <table:table-cell/>
          <table:table-cell table:style-name="ce1" office:value-type="string">
            <text:p>C03</text:p>
          </table:table-cell>
          <table:table-cell table:number-columns-repeated="5"/>
          <table:table-cell table:style-name="ce1" office:value-type="string">
            <text:p>sdio_data[1]</text:p>
          </table:table-cell>
          <table:table-cell table:style-name="ce1" office:value-type="string">
            <text:p>spim_csn0_b[2]</text:p>
          </table:table-cell>
          <table:table-cell table:style-name="ce1" office:value-type="string">
            <text:p>pwm2[3]</text:p>
          </table:table-cell>
        </table:table-row>
        <table:table-row>
          <table:table-cell/>
          <table:table-cell table:style-name="ce1" office:value-type="string">
            <text:p>C04</text:p>
          </table:table-cell>
          <table:table-cell table:number-columns-repeated="5"/>
          <table:table-cell table:style-name="ce1" office:value-type="string">
            <text:p>sdio_data[2]</text:p>
          </table:table-cell>
          <table:table-cell table:style-name="ce1" office:value-type="string">
            <text:p>spim_csn1_b[2]</text:p>
          </table:table-cell>
        </table:table-row>
        <table:table-row>
          <table:table-cell/>
          <table:table-cell table:style-name="ce1" office:value-type="string">
            <text:p>C05</text:p>
          </table:table-cell>
          <table:table-cell table:number-columns-repeated="5"/>
          <table:table-cell table:style-name="ce1" office:value-type="string">
            <text:p>sdio_data[3]</text:p>
          </table:table-cell>
          <table:table-cell table:style-name="ce1" office:value-type="string">
            <text:p>i2c_scl_b[3]</text:p>
          </table:table-cell>
        </table:table-row>
        <table:table-row>
          <table:table-cell/>
          <table:table-cell table:style-name="ce1" office:value-type="string">
            <text:p>C06</text:p>
          </table:table-cell>
          <table:table-cell table:number-columns-repeated="6"/>
          <table:table-cell table:style-name="ce1" office:value-type="string">
            <text:p>i2c_sda_b[3]</text:p>
          </table:table-cell>
        </table:table-row>
        <table:table-row>
          <table:table-cell/>
          <table:table-cell table:style-name="ce1" office:value-type="string">
            <text:p>C07</text:p>
          </table:table-cell>
          <table:table-cell table:number-columns-repeated="5"/>
          <table:table-cell table:style-name="ce1" office:value-type="string">
            <text:p>spim_sd0_a[1]</text:p>
          </table:table-cell>
          <table:table-cell table:style-name="ce1" office:value-type="string">
            <text:p>sddc_dat0</text:p>
          </table:table-cell>
        </table:table-row>
        <table:table-row>
          <table:table-cell/>
          <table:table-cell table:style-name="ce1" office:value-type="string">
            <text:p>C08</text:p>
          </table:table-cell>
          <table:table-cell table:number-columns-repeated="5"/>
          <table:table-cell table:style-name="ce1" office:value-type="string">
            <text:p>spim_sd1_a[1]</text:p>
          </table:table-cell>
          <table:table-cell table:style-name="ce1" office:value-type="string">
            <text:p>sddc_dat1</text:p>
          </table:table-cell>
        </table:table-row>
        <table:table-row>
          <table:table-cell/>
          <table:table-cell table:style-name="ce1" office:value-type="string">
            <text:p>C09</text:p>
          </table:table-cell>
          <table:table-cell table:number-columns-repeated="5"/>
          <table:table-cell table:style-name="ce1" office:value-type="string">
            <text:p>spim_sd2_a[1]</text:p>
          </table:table-cell>
          <table:table-cell table:style-name="ce1" office:value-type="string">
            <text:p>sddc_dat2</text:p>
          </table:table-cell>
        </table:table-row>
        <table:table-row>
          <table:table-cell/>
          <table:table-cell table:style-name="ce1" office:value-type="string">
            <text:p>C10</text:p>
          </table:table-cell>
          <table:table-cell table:number-columns-repeated="5"/>
          <table:table-cell table:style-name="ce1" office:value-type="string">
            <text:p>spim_sd3_a[1]</text:p>
          </table:table-cell>
          <table:table-cell table:style-name="ce1" office:value-type="string">
            <text:p>sddc_dat3</text:p>
          </table:table-cell>
        </table:table-row>
        <table:table-row>
          <table:table-cell/>
          <table:table-cell table:style-name="ce1" office:value-type="string">
            <text:p>C11</text:p>
          </table:table-cell>
          <table:table-cell table:number-columns-repeated="5"/>
          <table:table-cell table:style-name="ce1" office:value-type="string">
            <text:p>spim_clk_a[1]</text:p>
          </table:table-cell>
          <table:table-cell table:style-name="ce1" office:value-type="string">
            <text:p>sddc_clk</text:p>
          </table:table-cell>
        </table:table-row>
        <table:table-row>
          <table:table-cell/>
          <table:table-cell table:style-name="ce1" office:value-type="string">
            <text:p>C12</text:p>
          </table:table-cell>
          <table:table-cell table:number-columns-repeated="5"/>
          <table:table-cell table:style-name="ce1" office:value-type="string">
            <text:p>spim_csn0_a[1]</text:p>
          </table:table-cell>
          <table:table-cell table:style-name="ce1" office:value-type="string">
            <text:p>sddc_cmd</text:p>
          </table:table-cell>
        </table:table-row>
        <table:table-row>
          <table:table-cell/>
          <table:table-cell table:style-name="ce1" office:value-type="string">
            <text:p>C13</text:p>
          </table:table-cell>
          <table:table-cell table:number-columns-repeated="5"/>
          <table:table-cell table:style-name="ce1" office:value-type="string">
            <text:p>spim_csn1_a[1]</text:p>
          </table:table-cell>
        </table:table-row>
        <table:table-row>
          <table:table-cell/>
          <table:table-cell table:style-name="ce1" office:value-type="string">
            <text:p>C14</text:p>
          </table:table-cell>
        </table:table-row>
        <table:table-row>
          <table:table-cell/>
          <table:table-cell table:style-name="ce1" office:value-type="string">
            <text:p>C15</text:p>
          </table:table-cell>
        </table:table-row>
        <table:table-row>
          <table:table-cell/>
          <table:table-cell table:style-name="ce1" office:value-type="string">
            <text:p>D00</text:p>
          </table:table-cell>
          <table:table-cell table:number-columns-repeated="5"/>
          <table:table-cell table:style-name="ce1" office:value-type="string">
            <text:p>spim_sd0_a[0]</text:p>
          </table:table-cell>
          <table:table-cell table:style-name="ce1" office:value-type="string">
            <text:p>spis_mosi_b[0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D01</text:p>
          </table:table-cell>
          <table:table-cell table:number-columns-repeated="5"/>
          <table:table-cell table:style-name="ce1" office:value-type="string">
            <text:p>spim_sd1_a[0]</text:p>
          </table:table-cell>
          <table:table-cell table:style-name="ce1" office:value-type="string">
            <text:p>spis_miso_b[0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D02</text:p>
          </table:table-cell>
          <table:table-cell table:number-columns-repeated="5"/>
          <table:table-cell table:style-name="ce1" office:value-type="string">
            <text:p>spim_sd2_a[0]</text:p>
          </table:table-cell>
          <table:table-cell table:style-name="ce1" office:value-type="string">
            <text:p>uart_rx_b[0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D03</text:p>
          </table:table-cell>
          <table:table-cell table:number-columns-repeated="5"/>
          <table:table-cell table:style-name="ce1" office:value-type="string">
            <text:p>spim_sd3_a[0]</text:p>
          </table:table-cell>
          <table:table-cell table:style-name="ce1" office:value-type="string">
            <text:p>uart_tx_b[0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D04</text:p>
          </table:table-cell>
          <table:table-cell table:number-columns-repeated="5"/>
          <table:table-cell table:style-name="ce1" office:value-type="string">
            <text:p>spim_clk_a[0]</text:p>
          </table:table-cell>
          <table:table-cell table:style-name="ce1" office:value-type="string">
            <text:p>spis_clk_b[0]</text:p>
          </table:table-cell>
        </table:table-row>
        <table:table-row>
          <table:table-cell/>
          <table:table-cell table:style-name="ce1" office:value-type="string">
            <text:p>D05</text:p>
          </table:table-cell>
          <table:table-cell table:number-columns-repeated="5"/>
          <table:table-cell table:style-name="ce1" office:value-type="string">
            <text:p>spim_csn0_a[0]</text:p>
          </table:table-cell>
          <table:table-cell table:style-name="ce1" office:value-type="string">
            <text:p>spis_csn_b[0]</text:p>
          </table:table-cell>
        </table:table-row>
        <table:table-row>
          <table:table-cell/>
          <table:table-cell table:style-name="ce1" office:value-type="string">
            <text:p>D06</text:p>
          </table:table-cell>
          <table:table-cell table:number-columns-repeated="5"/>
          <table:table-cell table:style-name="ce1" office:value-type="string">
            <text:p>spim_csn1_a[0]</text:p>
          </table:table-cell>
        </table:table-row>
        <table:table-row>
          <table:table-cell/>
          <table:table-cell table:style-name="ce1" office:value-type="string">
            <text:p>D07</text:p>
          </table:table-cell>
          <table:table-cell table:number-columns-repeated="5"/>
          <table:table-cell table:style-name="ce1" office:value-type="string">
            <text:p>i2ss_sd</text:p>
          </table:table-cell>
          <table:table-cell table:style-name="ce1" office:value-type="string">
            <text:p>spim_clk_b[1]</text:p>
          </table:table-cell>
        </table:table-row>
        <table:table-row>
          <table:table-cell/>
          <table:table-cell table:style-name="ce1" office:value-type="string">
            <text:p>D08</text:p>
          </table:table-cell>
          <table:table-cell table:number-columns-repeated="5"/>
          <table:table-cell table:style-name="ce1" office:value-type="string">
            <text:p>i2ss_ws</text:p>
          </table:table-cell>
          <table:table-cell table:style-name="ce1" office:value-type="string">
            <text:p>spim_sd0_b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D09</text:p>
          </table:table-cell>
          <table:table-cell table:number-columns-repeated="5"/>
          <table:table-cell table:style-name="ce1" office:value-type="string">
            <text:p>i2ss_sck</text:p>
          </table:table-cell>
          <table:table-cell table:style-name="ce1" office:value-type="string">
            <text:p>spim_sd1_b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D10</text:p>
          </table:table-cell>
          <table:table-cell table:number-columns-repeated="5"/>
          <table:table-cell table:style-name="ce1" office:value-type="string">
            <text:p>i2sm_sd</text:p>
          </table:table-cell>
          <table:table-cell table:style-name="ce1" office:value-type="string">
            <text:p>spim_csn0_b[1]</text:p>
          </table:table-cell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D11</text:p>
          </table:table-cell>
          <table:table-cell table:number-columns-repeated="5"/>
          <table:table-cell table:style-name="ce1" office:value-type="string">
            <text:p>i2sm_ws</text:p>
          </table:table-cell>
          <table:table-cell table:style-name="ce1" office:value-type="string">
            <text:p>spim_csn1_b[1]</text:p>
          </table:table-cell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D12</text:p>
          </table:table-cell>
          <table:table-cell table:number-columns-repeated="5"/>
          <table:table-cell table:style-name="ce1" office:value-type="string">
            <text:p>i2sm_sck</text:p>
          </table:table-cell>
          <table:table-cell table:style-name="ce1" office:value-type="string">
            <text:p>spis_clk_a[1]</text:p>
          </table:table-cell>
        </table:table-row>
        <table:table-row>
          <table:table-cell/>
          <table:table-cell table:style-name="ce1" office:value-type="string">
            <text:p>D13</text:p>
          </table:table-cell>
          <table:table-cell table:number-columns-repeated="5"/>
          <table:table-cell table:style-name="ce1" office:value-type="string">
            <text:p>uart_rx_a[1]</text:p>
          </table:table-cell>
          <table:table-cell table:style-name="ce1" office:value-type="string">
            <text:p>spis_csn_a[1]</text:p>
          </table:table-cell>
        </table:table-row>
        <table:table-row>
          <table:table-cell/>
          <table:table-cell table:style-name="ce1" office:value-type="string">
            <text:p>D14</text:p>
          </table:table-cell>
          <table:table-cell table:number-columns-repeated="5"/>
          <table:table-cell table:style-name="ce1" office:value-type="string">
            <text:p>uart_tx_a[1]</text:p>
          </table:table-cell>
          <table:table-cell table:style-name="ce1" office:value-type="string">
            <text:p>spis_mosi_a[1]</text:p>
          </table:table-cell>
        </table:table-row>
        <table:table-row>
          <table:table-cell/>
          <table:table-cell table:style-name="ce1" office:value-type="string">
            <text:p>D15</text:p>
          </table:table-cell>
          <table:table-cell table:number-columns-repeated="6"/>
          <table:table-cell table:style-name="ce1" office:value-type="string">
            <text:p>spis_miso_a[1]</text:p>
          </table:table-cell>
        </table:table-row>
        <table:table-row>
          <table:table-cell/>
          <table:table-cell table:style-name="ce1" office:value-type="string">
            <text:p>E00</text:p>
          </table:table-cell>
          <table:table-cell table:number-columns-repeated="5"/>
          <table:table-cell table:style-name="ce1" office:value-type="string">
            <text:p>spim_clk_b[0]</text:p>
          </table:table-cell>
          <table:table-cell table:style-name="ce1" office:value-type="string">
            <text:p>i2c_scl_b[1]</text:p>
          </table:table-cell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E01</text:p>
          </table:table-cell>
          <table:table-cell table:number-columns-repeated="5"/>
          <table:table-cell table:style-name="ce1" office:value-type="string">
            <text:p>spim_sd0_b[0]</text:p>
          </table:table-cell>
          <table:table-cell table:style-name="ce1" office:value-type="string">
            <text:p>i2c_sda_b[1]</text:p>
          </table:table-cell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E02</text:p>
          </table:table-cell>
          <table:table-cell table:number-columns-repeated="5"/>
          <table:table-cell table:style-name="ce1" office:value-type="string">
            <text:p>spim_sd1_b[0]</text:p>
          </table:table-cell>
          <table:table-cell table:style-name="ce1" office:value-type="string">
            <text:p>uart_rx_b[1]</text:p>
          </table:table-cell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E03</text:p>
          </table:table-cell>
          <table:table-cell table:number-columns-repeated="5"/>
          <table:table-cell table:style-name="ce1" office:value-type="string">
            <text:p>spim_csn0_b[0]</text:p>
          </table:table-cell>
          <table:table-cell table:style-name="ce1" office:value-type="string">
            <text:p>uart_tx_b[1]</text:p>
          </table:table-cell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E04</text:p>
          </table:table-cell>
          <table:table-cell table:number-columns-repeated="5"/>
          <table:table-cell table:style-name="ce1" office:value-type="string">
            <text:p>uart_rx_a[3]</text:p>
          </table:table-cell>
        </table:table-row>
        <table:table-row>
          <table:table-cell/>
          <table:table-cell table:style-name="ce1" office:value-type="string">
            <text:p>E05</text:p>
          </table:table-cell>
          <table:table-cell table:number-columns-repeated="5"/>
          <table:table-cell table:style-name="ce1" office:value-type="string">
            <text:p>uart_tx_a[3]</text:p>
          </table:table-cell>
        </table:table-row>
        <table:table-row>
          <table:table-cell/>
          <table:table-cell table:style-name="ce1" office:value-type="string">
            <text:p>E06</text:p>
          </table:table-cell>
          <table:table-cell table:number-columns-repeated="5"/>
          <table:table-cell table:style-name="ce1" office:value-type="string">
            <text:p>spim_clk_a[3]</text:p>
          </table:table-cell>
          <table:table-cell table:style-name="ce1" office:value-type="string">
            <text:p>spis_clk_b[1]</text:p>
          </table:table-cell>
        </table:table-row>
        <table:table-row>
          <table:table-cell/>
          <table:table-cell table:style-name="ce1" office:value-type="string">
            <text:p>E07</text:p>
          </table:table-cell>
          <table:table-cell table:number-columns-repeated="5"/>
          <table:table-cell table:style-name="ce1" office:value-type="string">
            <text:p>spim_sd0_a[3]</text:p>
          </table:table-cell>
          <table:table-cell table:style-name="ce1" office:value-type="string">
            <text:p>spis_csn_b[1]</text:p>
          </table:table-cell>
        </table:table-row>
        <table:table-row>
          <table:table-cell/>
          <table:table-cell table:style-name="ce1" office:value-type="string">
            <text:p>E08</text:p>
          </table:table-cell>
          <table:table-cell table:number-columns-repeated="5"/>
          <table:table-cell table:style-name="ce1" office:value-type="string">
            <text:p>spim_sd1_a[3]</text:p>
          </table:table-cell>
          <table:table-cell table:style-name="ce1" office:value-type="string">
            <text:p>spis_mosi_b[1]</text:p>
          </table:table-cell>
        </table:table-row>
        <table:table-row>
          <table:table-cell/>
          <table:table-cell table:style-name="ce1" office:value-type="string">
            <text:p>E09</text:p>
          </table:table-cell>
          <table:table-cell table:number-columns-repeated="5"/>
          <table:table-cell table:style-name="ce1" office:value-type="string">
            <text:p>spim_csn0_a[3]</text:p>
          </table:table-cell>
          <table:table-cell table:style-name="ce1" office:value-type="string">
            <text:p>spis_miso_b[1]</text:p>
          </table:table-cell>
        </table:table-row>
        <table:table-row>
          <table:table-cell/>
          <table:table-cell table:style-name="ce1" office:value-type="string">
            <text:p>E10</text:p>
          </table:table-cell>
          <table:table-cell table:number-columns-repeated="5"/>
          <table:table-cell table:style-name="ce1" office:value-type="string">
            <text:p>spis_clk_a[0]</text:p>
          </table:table-cell>
          <table:table-cell table:style-name="ce1" office:value-type="string">
            <text:p>i2c_scl_a[2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E11</text:p>
          </table:table-cell>
          <table:table-cell table:number-columns-repeated="5"/>
          <table:table-cell table:style-name="ce1" office:value-type="string">
            <text:p>spis_csn_a[0]</text:p>
          </table:table-cell>
          <table:table-cell table:style-name="ce1" office:value-type="string">
            <text:p>i2c_sda_a[2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E12</text:p>
          </table:table-cell>
          <table:table-cell table:number-columns-repeated="5"/>
          <table:table-cell table:style-name="ce1" office:value-type="string">
            <text:p>spis_mosi_a[0]</text:p>
          </table:table-cell>
          <table:table-cell table:style-name="ce1" office:value-type="string">
            <text:p>uart_rx_a[2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E13</text:p>
          </table:table-cell>
          <table:table-cell table:number-columns-repeated="5"/>
          <table:table-cell table:style-name="ce1" office:value-type="string">
            <text:p>spis_miso_a[0]</text:p>
          </table:table-cell>
          <table:table-cell table:style-name="ce1" office:value-type="string">
            <text:p>uart_tx_a[2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E14</text:p>
          </table:table-cell>
          <table:table-cell table:number-columns-repeated="5"/>
          <table:table-cell table:style-name="ce1" office:value-type="string">
            <text:p>i2c_scl_a[3]</text:p>
          </table:table-cell>
        </table:table-row>
        <table:table-row>
          <table:table-cell/>
          <table:table-cell table:style-name="ce1" office:value-type="string">
            <text:p>E15</text:p>
          </table:table-cell>
          <table:table-cell table:number-columns-repeated="5"/>
          <table:table-cell table:style-name="ce1" office:value-type="string">
            <text:p>i2c_sda_a[3]</text:p>
          </table:table-cell>
        </table:table-row>
        <table:table-row>
          <table:table-cell/>
          <table:table-cell table:style-name="ce1" office:value-type="string">
            <text:p>F00</text:p>
          </table:table-cell>
        </table:table-row>
        <table:table-row>
          <table:table-cell/>
          <table:table-cell table:style-name="ce1" office:value-type="string">
            <text:p>F01</text:p>
          </table:table-cell>
        </table:table-row>
        <table:table-row>
          <table:table-cell/>
          <table:table-cell table:style-name="ce1" office:value-type="string">
            <text:p>F02</text:p>
          </table:table-cell>
        </table:table-row>
        <table:table-row>
          <table:table-cell/>
          <table:table-cell table:style-name="ce1" office:value-type="string">
            <text:p>F03</text:p>
          </table:table-cell>
        </table:table-row>
        <table:table-row>
          <table:table-cell/>
          <table:table-cell table:style-name="ce1" office:value-type="string">
            <text:p>F04</text:p>
          </table:table-cell>
        </table:table-row>
        <table:table-row>
          <table:table-cell/>
          <table:table-cell table:style-name="ce1" office:value-type="string">
            <text:p>F05</text:p>
          </table:table-cell>
        </table:table-row>
        <table:table-row>
          <table:table-cell/>
          <table:table-cell table:style-name="ce1" office:value-type="string">
            <text:p>F06</text:p>
          </table:table-cell>
        </table:table-row>
        <table:table-row>
          <table:table-cell/>
          <table:table-cell table:style-name="ce1" office:value-type="string">
            <text:p>F07</text:p>
          </table:table-cell>
        </table:table-row>
        <table:table-row>
          <table:table-cell/>
          <table:table-cell table:style-name="ce1" office:value-type="string">
            <text:p>F08</text:p>
          </table:table-cell>
        </table:table-row>
        <table:table-row>
          <table:table-cell/>
          <table:table-cell table:style-name="ce1" office:value-type="string">
            <text:p>F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/>
      <number:text>/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16:16:24.8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1T14:01:21.912000000</meta:creation-date>
    <dc:date>2026-03-19T16:18:31.991000000</dc:date>
    <meta:editing-duration>PT11M24S</meta:editing-duration>
    <meta:editing-cycles>7</meta:editing-cycles>
    <meta:generator>LibreOffice/7.5.7.1$Windows_X86_64 LibreOffice_project/47eb0cf7efbacdee9b19ae25d6752381ede23126</meta:generator>
    <meta:document-statistic meta:table-count="2" meta:cell-count="720" meta:object-count="0"/>
  </office:meta>
</office:document-meta>
</file>